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19:24] == tatirp [~bd6472de@gateway/web/freenode/x-afwyondpvxapqgrx] has joined #metareciclagem</text:p>
      <text:p text:style-name="Standard">[19:24] == marcbraz [~marcbraz@200.150.181.45] has joined #metareciclagem</text:p>
      <text:p text:style-name="Standard">[19:24] &lt;maira&gt; e depois fomos pra sala parangole falar de editais</text:p>
      <text:p text:style-name="Standard">[19:24] &lt;maira&gt; e futuros</text:p>
      <text:p text:style-name="Standard">[19:24] &lt;maira&gt; tatirp, mbraz :)</text:p>
      <text:p text:style-name="Standard">[19:24] &lt;tatirp&gt; oi, gente. desculpem o atraso!</text:p>
      <text:p text:style-name="Standard">[19:24] &lt;marcbraz&gt; sala parangole? ei... ;)</text:p>
      <text:p text:style-name="Standard">[19:24] &lt;@efeefe&gt; hehe</text:p>
      <text:p text:style-name="Standard">[19:24] &lt;maira&gt; eh, a sala que estavamos ontem</text:p>
      <text:p text:style-name="Standard">[19:25] &lt;maira&gt; vamos esperar pra ver se chega mais alguem?</text:p>
      <text:p text:style-name="Standard">[19:25] &lt;marcbraz&gt; estou sentindo falta de alguem aqui ...</text:p>
      <text:p text:style-name="Standard">[19:25] &lt;maira&gt; orlando</text:p>
      <text:p text:style-name="Standard">[19:25] &lt;maira&gt; duende</text:p>
      <text:p text:style-name="Standard">[19:25] &lt;maira&gt; teia</text:p>
      <text:p text:style-name="Standard">[19:25] &lt;marcbraz&gt; nao, o bolo de chocolate :P</text:p>
      <text:p text:style-name="Standard">[19:25] &lt;maira&gt; mas a mae da teia esta hospitalizada</text:p>
      <text:p text:style-name="Standard">[19:25] &lt;tatirp&gt; ou seja, falta muita gente</text:p>
      <text:p text:style-name="Standard">[19:25] &lt;maira&gt; ahahaha</text:p>
      <text:p text:style-name="Standard">[19:25] &lt;maira&gt; cenoura, com chocolate</text:p>
      <text:p text:style-name="Standard">[19:25] &lt;maira&gt; efe vc perdeu as comidas</text:p>
      <text:p text:style-name="Standard">[19:25] &lt;maira&gt; muito boas</text:p>
      <text:p text:style-name="Standard">[19:26] &lt;@efeefe&gt; hehe</text:p>
      <text:p text:style-name="Standard">[19:26] &lt;tatirp&gt; estavam boas mesmo. tinha até uva, que eu adoro</text:p>
      <text:p text:style-name="Standard">[19:26] &lt;maira&gt; ateh a tati comeu</text:p>
      <text:p text:style-name="Standard">[19:27] &lt;@efeefe&gt; nossa</text:p>
      <text:p text:style-name="Standard">[19:27] &lt;@efeefe&gt; devia estar bvom</text:p>
      <text:p text:style-name="Standard">[19:27] &lt;@efeefe&gt; ahah</text:p>
      <text:p text:style-name="Standard">[19:27] &lt;maira&gt; tati, as fotos estao com vc?</text:p>
      <text:p text:style-name="Standard">[19:27] &lt;maira&gt; manda pra mim, por favor?</text:p>
      <text:p text:style-name="Standard">[19:27] &lt;tatirp&gt; estão maira, nem descarreguei ontem à noite</text:p>
      <text:p text:style-name="Standard">[19:28] &lt;tatirp&gt; vou fazer isso eqto a gente conversa</text:p>
      <text:p text:style-name="Standard">[19:28] &lt;maira&gt; tah</text:p>
      <text:p text:style-name="Standard">[19:28] &lt;tatirp&gt; a fescur tb tirou, mas não tá aqui agora</text:p>
      <text:p text:style-name="Standard">[19:28] &lt;marcbraz&gt; a frescur ta' uma gracinha com aquela barriguinha ...</text:p>
      <text:p text:style-name="Standard">[19:29] &lt;@efeefe&gt; pooo</text:p>
      <text:p text:style-name="Standard">[19:29] &lt;tatirp&gt; pois eh, cresce rapido. duas semanas atras não tava assim...</text:p>
      <text:p text:style-name="Standard">[19:29] &lt;@efeefe&gt; fotos!!!!</text:p>
      <text:p text:style-name="Standard">[19:30] &lt;marcbraz&gt; a vida independe da nossa vontade, 'cresce' mais do que nos, e' uma forma de energia</text:p>
      <text:p text:style-name="Standard">[19:30] &lt;tatirp&gt; hahah... quem mandou ficar na praia</text:p>
      <text:p text:style-name="Standard">[19:31] &lt;maira&gt; tatirp ele nao gosta mais de nos</text:p>
      <text:p text:style-name="Standard">[19:31] &lt;maira&gt; :P</text:p>
      <text:p text:style-name="Standard">[19:31] &lt;@efeefe&gt; nunca gostei</text:p>
      <text:p text:style-name="Standard">[19:31] &lt;@efeefe&gt; ops, cacofato</text:p>
      <text:p text:style-name="Standard">[19:31] &lt;@efeefe&gt; ces que tem que vir pra cah</text:p>
      <text:p text:style-name="Standard">[19:32] &lt;tatirp&gt; vc gosta eh de fazer charme</text:p>
      <text:p text:style-name="Standard">[19:32] &lt;tatirp&gt; ;)</text:p>
      <text:p text:style-name="Standard">[19:32] &lt;@efeefe&gt; tambem</text:p>
      <text:p text:style-name="Standard">[19:32] &lt;@efeefe&gt; mas eh que nao ia rolar mesmo</text:p>
      <text:p text:style-name="Standard">[19:32] &lt;maira&gt; eu acho que devemos todos ir pra uba</text:p>
      <text:p text:style-name="Standard">[19:33] &lt;@efeefe&gt; bora</text:p>
      <text:p text:style-name="Standard"><text:soft-page-break/>[19:33] &lt;marcbraz&gt; sububatuba pra setembro?</text:p>
      <text:p text:style-name="Standard">[19:33] &lt;marcbraz&gt; ficou legal.. subutabuba</text:p>
      <text:p text:style-name="Standard">[19:33] &lt;@efeefe&gt; na baixa temporada tem varios espaçosvazios por aqui</text:p>
      <text:p text:style-name="Standard">[19:33] &lt;@efeefe&gt; subatuba</text:p>
      <text:p text:style-name="Standard">[19:33] &lt;@efeefe&gt; surubatuba</text:p>
      <text:p text:style-name="Standard">[19:33] &lt;marcbraz&gt; ja' errei</text:p>
      <text:p text:style-name="Standard">[19:33] &lt;@efeefe&gt; bora</text:p>
      <text:p text:style-name="Standard">[19:33] &lt;@efeefe&gt; vamo armar</text:p>
      <text:p text:style-name="Standard">[19:33] &lt;maira&gt; tah longe</text:p>
      <text:p text:style-name="Standard">[19:33] &lt;@efeefe&gt; haah</text:p>
      <text:p text:style-name="Standard">[19:33] &lt;maira&gt; vamos fazer em junho</text:p>
      <text:p text:style-name="Standard">[19:33] &lt;@efeefe&gt; eu conversei com uns holandeses ha algumas semanas</text:p>
      <text:p text:style-name="Standard">[19:33] &lt;maira&gt; lancamento do mutsaz + 8 naos</text:p>
      <text:p text:style-name="Standard">[19:33] &lt;@efeefe&gt; eles tao armando um evento em rotterdam pra outubro</text:p>
      <text:p text:style-name="Standard">[19:34] &lt;tatirp&gt; ubatuba eh lugar de qdo eu era criança...</text:p>
      <text:p text:style-name="Standard">[19:34] &lt;@efeefe&gt; de 2011!!!</text:p>
      <text:p text:style-name="Standard">[19:34] &lt;@efeefe&gt; 18 meses de antecedencia!!!!</text:p>
      <text:p text:style-name="Standard">[19:34] &lt;@efeefe&gt; imagina isso?</text:p>
      <text:p text:style-name="Standard">[19:34] &lt;maira&gt; hahah</text:p>
      <text:p text:style-name="Standard">[19:34] &lt;@efeefe&gt; tatirp: ubatuba ainda existe</text:p>
      <text:p text:style-name="Standard">[19:34] &lt;maira&gt; bem parecido com nosso calendario</text:p>
      <text:p text:style-name="Standard">[19:34] &lt;tatirp&gt; ferias com chuva, lah iamos nos!</text:p>
      <text:p text:style-name="Standard">[19:34] &lt;marcbraz&gt; vou preparar o meu tamanco ...</text:p>
      <text:p text:style-name="Standard">[19:34] &lt;@efeefe&gt; capa de chuva</text:p>
      <text:p text:style-name="Standard">[19:34] &lt;maira&gt; dah pra fazer 2 bebes em 18 meses</text:p>
      <text:p text:style-name="Standard">[19:34] &lt;maira&gt; eh muito tempo</text:p>
      <text:p text:style-name="Standard">[19:35] &lt;tatirp&gt; teve ateh enchente em maranduba, a gente usava barco na rua</text:p>
      <text:p text:style-name="Standard">[19:35] &lt;marcbraz&gt; sububatubamaranduba</text:p>
      <text:p text:style-name="Standard">[19:35] &lt;@efeefe&gt; enchentes aqui marcaram a vida das pessoas</text:p>
      <text:p text:style-name="Standard">[19:35] &lt;marcbraz&gt; a florestaa vai virar mar</text:p>
      <text:p text:style-name="Standard">[19:36] &lt;@efeefe&gt; floresta aqui é maior parte do territorio</text:p>
      <text:p text:style-name="Standard">[19:37] &lt;@efeefe&gt; mas e ai, mutirao?</text:p>
      <text:p text:style-name="Standard">[19:37] &lt;@efeefe&gt; maira: dah o ritmo?</text:p>
      <text:p text:style-name="Standard">[19:37] &lt;marcbraz&gt; exemplo para o resto onde floresta e' luxo</text:p>
      <text:p text:style-name="Standard">[19:39] &lt;maira&gt; sim, claro</text:p>
      <text:p text:style-name="Standard">[19:39] &lt;tatirp&gt; maira comeca a musica com a pausa</text:p>
      <text:p text:style-name="Standard">[19:39] &lt;maira&gt; ahah</text:p>
      <text:p text:style-name="Standard">[19:39] &lt;maira&gt; bom</text:p>
      <text:p text:style-name="Standard">[19:39] &lt;maira&gt; chamei o irc pra comentar um pouco sobre o que postei no wiki</text:p>
      <text:p text:style-name="Standard">[19:39] &lt;maira&gt; e ver que rumo damos para as coisas</text:p>
      <text:p text:style-name="Standard">[19:39] &lt;@efeefe&gt; linque</text:p>
      <text:p text:style-name="Standard">[19:40] &lt;maira&gt; <text:a xlink:type="simple" xlink:href="http://rede.metareciclagem.org/wiki/MutiraoOrganizando" office:target-frame-name="new" xlink:show="replace">http://rede.metareciclagem.org/wiki/MutiraoOrganizando</text:a></text:p>
      <text:p text:style-name="Standard">[19:40] &lt;maira&gt; primeiro esse</text:p>
      <text:p text:style-name="Standard">[19:40] &lt;maira&gt; vcs leram?</text:p>
      <text:p text:style-name="Standard">[19:40] &lt;tatirp&gt; sim, bem</text:p>
      <text:p text:style-name="Standard">[19:41] &lt;@efeefe&gt; si</text:p>
      <text:p text:style-name="Standard">[19:41] &lt;maira&gt; marcelo?</text:p>
      <text:p text:style-name="Standard">[19:41] &lt;maira&gt; o que vcs acharam?</text:p>
      <text:p text:style-name="Standard">[19:41] &lt;@efeefe&gt; meus comentarios sao bem pontuais</text:p>
      <text:p text:style-name="Standard">[19:42] &lt;@efeefe&gt; e na real jah conversamos</text:p>
      <text:p text:style-name="Standard">[19:42] &lt;maira&gt; sim</text:p>
      <text:p text:style-name="Standard">[19:42] &lt;@efeefe&gt; acho que a gente tem que ir mais fundo no lance de abrir o processo editorial</text:p>
      <text:p text:style-name="Standard"><text:soft-page-break/>[19:42] &lt;maira&gt; eu sei</text:p>
      <text:p text:style-name="Standard">[19:42] &lt;@efeefe&gt; isso eh foda com o prazo</text:p>
      <text:p text:style-name="Standard">[19:42] &lt;@efeefe&gt; mas acho que temos que pensar em como fazer isso</text:p>
      <text:p text:style-name="Standard">[19:42] &lt;maira&gt; tem sugestoes?</text:p>
      <text:p text:style-name="Standard">[19:43] &lt;@efeefe&gt; usar a conectaz pra documentar mais o meio do caminho</text:p>
      <text:p text:style-name="Standard">[19:43] &lt;@efeefe&gt; o que eh feito, por que eh feito</text:p>
      <text:p text:style-name="Standard">[19:43] &lt;tatirp&gt; de acuerdo total</text:p>
      <text:p text:style-name="Standard">[19:43] &lt;maira&gt; alem disso?</text:p>
      <text:p text:style-name="Standard">[19:43] &lt;@efeefe&gt; e chamar pessoas a interferirem</text:p>
      <text:p text:style-name="Standard">[19:43] &lt;@efeefe&gt; e colaborarem</text:p>
      <text:p text:style-name="Standard">[19:43] &lt;tatirp&gt; meio do caminho, eh o tao</text:p>
      <text:p text:style-name="Standard">[19:43] &lt;@efeefe&gt; tava falando com a silia, eu mesmo poderia ter ajudado um pouco com a publicacao</text:p>
      <text:p text:style-name="Standard">[19:43] &lt;@efeefe&gt; sei seguir um layout</text:p>
      <text:p text:style-name="Standard">[19:43] &lt;@efeefe&gt; o que daria mais tempo pra ela criar</text:p>
      <text:p text:style-name="Standard">[19:44] &lt;maira&gt; sobre layout</text:p>
      <text:p text:style-name="Standard">[19:44] &lt;maira&gt; o rafael etc</text:p>
      <text:p text:style-name="Standard">[19:44] &lt;@efeefe&gt; uma coisa interessante tambem seria a gente ter tempo de separar a diagramacao em partes, e pedir pra pessoas diferentes tocarem partes diferentes da publicacao</text:p>
      <text:p text:style-name="Standard">[19:44] &lt;maira&gt; trabalha com diagramacao</text:p>
      <text:p text:style-name="Standard">[19:44] &lt;maira&gt; e ele disse que quer colaborar</text:p>
      <text:p text:style-name="Standard">[19:44] &lt;tatirp&gt; efeefe: sem seguir o layout? ou sabe seguir...</text:p>
      <text:p text:style-name="Standard">[19:45] &lt;@efeefe&gt; eu sei</text:p>
      <text:p text:style-name="Standard">[19:45] &lt;tatirp&gt; rafeletc se cadastrou no grupo ontem</text:p>
      <text:p text:style-name="Standard">[19:45] &lt;maira&gt; isso</text:p>
      <text:p text:style-name="Standard">[19:45] &lt;@efeefe&gt; nao vou criar um layout, mas fui assistente de arte por dois anos no milenio passado</text:p>
      <text:p text:style-name="Standard">[19:45] &lt;@efeefe&gt; legal</text:p>
      <text:p text:style-name="Standard">[19:45] &lt;@efeefe&gt; tambem acho que a gente precisa planejar melhor as blogagens coletivas</text:p>
      <text:p text:style-name="Standard">[19:45] &lt;tatirp&gt; efeefe: ah tah, pensei que tava propondo abri isso do loyout tb</text:p>
      <text:p text:style-name="Standard">[19:45] &lt;maira&gt; acho que todos podemos ajudar na identidade do layout</text:p>
      <text:p text:style-name="Standard">[19:45] &lt;@efeefe&gt; na sugestao de pauta e na divulgacao</text:p>
      <text:p text:style-name="Standard">[19:45] &lt;@efeefe&gt; mas jah falei tudo isso ;)</text:p>
      <text:p text:style-name="Standard">[19:45] &lt;tatirp&gt; ops, abrir e layout</text:p>
      <text:p text:style-name="Standard">[19:46] &lt;maira&gt; sobre as blogagens</text:p>
      <text:p text:style-name="Standard">[19:46] &lt;@efeefe&gt; tatirp: abrir o layout eh legal, mas dah mais trabalho do que nao abrir</text:p>
      <text:p text:style-name="Standard">[19:46] &lt;maira&gt; minha sugestao, que eu tinha dito pra tati e pra vc</text:p>
      <text:p text:style-name="Standard">[19:46] &lt;@efeefe&gt; fazer colaborativamente precisa de mais esforco do que fazer sozinho</text:p>
      <text:p text:style-name="Standard">[19:46] &lt;maira&gt; e depois postei aqui</text:p>
      <text:p text:style-name="Standard">[19:46] &lt;@efeefe&gt; sempre</text:p>
      <text:p text:style-name="Standard">[19:46] &lt;maira&gt; <text:a xlink:type="simple" xlink:href="http://rede.metareciclagem.org/wiki/MutiraoSazonalEsqueleto" office:target-frame-name="new" xlink:show="replace">http://rede.metareciclagem.org/wiki/MutiraoSazonalEsqueleto</text:a></text:p>
      <text:p text:style-name="Standard">[19:46] &lt;maira&gt; seria ter o mutsaz com 1 blogagem</text:p>
      <text:p text:style-name="Standard">[19:46] &lt;maira&gt; e pensar nele mais estruturado</text:p>
      <text:p text:style-name="Standard">[19:46] &lt;maira&gt; chamando colaboradores</text:p>
      <text:p text:style-name="Standard">[19:46] &lt;@efeefe&gt; nao entendi</text:p>
      <text:p text:style-name="Standard">[19:46] &lt;@efeefe&gt; ah</text:p>
      <text:p text:style-name="Standard">[19:46] &lt;marcbraz&gt; estava lendo o wiki...</text:p>
      <text:p text:style-name="Standard">[19:47] &lt;@efeefe&gt; em vez de fazer uma blogagem por mes, fazer uma chamada por estacao?</text:p>
      <text:p text:style-name="Standard">[19:47] &lt;tatirp&gt; efeefe: eh, por isso que tava querendo entender... o qto a gente ta afim de ter trabalho de uma soh vez ou se eh aos poucos</text:p>
      <text:p text:style-name="Standard">[19:47] &lt;maira&gt; isso</text:p>
      <text:p text:style-name="Standard">[19:47] &lt;marcbraz&gt; convidar os 'de fora'?</text:p>
      <text:p text:style-name="Standard"><text:soft-page-break/>[19:47] &lt;@efeefe&gt; marcbraz: sempre</text:p>
      <text:p text:style-name="Standard">[19:47] &lt;maira&gt; como assim, marcelo?</text:p>
      <text:p text:style-name="Standard">[19:47] &lt;@efeefe&gt; ou os 'nao tao dentro'</text:p>
      <text:p text:style-name="Standard">[19:47] &lt;@efeefe&gt; 'tao' no sentido de tanto</text:p>
      <text:p text:style-name="Standard">[19:47] &lt;maira&gt; gente vcs tao falando de colaboradores?</text:p>
      <text:p text:style-name="Standard">[19:48] &lt;marcbraz&gt; isso, efe. Maira, tudo na metareciclagem sempre orbita em torno de poucas pessoas...</text:p>
      <text:p text:style-name="Standard">[19:48] &lt;@efeefe&gt; sim</text:p>
      <text:p text:style-name="Standard">[19:48] &lt;maira&gt; ah tah</text:p>
      <text:p text:style-name="Standard">[19:48] &lt;maira&gt; isso mesmo</text:p>
      <text:p text:style-name="Standard">[19:48] &lt;@efeefe&gt; marcbraz: chegaste a ver esse mutsaz?</text:p>
      <text:p text:style-name="Standard">[19:48] &lt;@efeefe&gt; tah mais diverso</text:p>
      <text:p text:style-name="Standard">[19:48] &lt;maira&gt; mas acaba orbitando porque essas pessoas fizeram</text:p>
      <text:p text:style-name="Standard">[19:48] &lt;maira&gt; nao porque soh elas foram chamadas a fazer</text:p>
      <text:p text:style-name="Standard">[19:48] &lt;marcbraz&gt; sim, nao li todo. Mas adorei o formato.</text:p>
      <text:p text:style-name="Standard">[19:48] &lt;@efeefe&gt; maira: na real, se o processo editorial fosse mais aberto eu ia ateh sugerir que meu texto pro knight news nao fazia muito sentido ali</text:p>
      <text:p text:style-name="Standard">[19:48] &lt;tatirp&gt; eacho cedo pra abandonar de vez a proposta da blogagem coletiva "livre"</text:p>
      <text:p text:style-name="Standard">[19:48] &lt;@efeefe&gt; marcbraz: essa edicao tem menos textos meus e do hd</text:p>
      <text:p text:style-name="Standard">[19:49] &lt;@efeefe&gt; tem mais do dalton, mas tambem tem gente nova ali</text:p>
      <text:p text:style-name="Standard">[19:49] &lt;tatirp&gt; tb acho que o knight eh outro tipo de documentacao</text:p>
      <text:p text:style-name="Standard">[19:49] &lt;maira&gt; efeefe: eu meio que estava perdida nisso</text:p>
      <text:p text:style-name="Standard">[19:49] &lt;marcbraz&gt; ja' notei isso... mas tem tanta gente fora do meta que poderia colaborar...</text:p>
      <text:p text:style-name="Standard">[19:49] &lt;maira&gt; efeefe: agora algumas coisas ficaram mais claras</text:p>
      <text:p text:style-name="Standard">[19:49] &lt;@efeefe&gt; maira: por isso mesmo eh melhor a gente abrir mais o processo</text:p>
      <text:p text:style-name="Standard">[19:49] &lt;@efeefe&gt; mas precisamos de mais tempo pra isso, com certeza</text:p>
      <text:p text:style-name="Standard">[19:49] &lt;maira&gt; a minha ideia</text:p>
      <text:p text:style-name="Standard">[19:50] &lt;@efeefe&gt; marcbraz: tem muita gente que tah na lista mas nao se sente "de dentro", que podia colaborar</text:p>
      <text:p text:style-name="Standard">[19:50] &lt;maira&gt; eh criar esse wiki</text:p>
      <text:p text:style-name="Standard">[19:50] &lt;tatirp&gt; eu sou a favor de insistir na blogagem coletiva mensal livre por 2 motivos</text:p>
      <text:p text:style-name="Standard">[19:50] &lt;maira&gt; tatirp mas as blogagens livres vao continuar</text:p>
      <text:p text:style-name="Standard">[19:50] &lt;marcbraz&gt; efe: o velho dilema... ontem andei vendo a movimentacao da lista pelo riseup</text:p>
      <text:p text:style-name="Standard">[19:50] &lt;tatirp&gt; 1) ampliar o habito de documentar com frequencia</text:p>
      <text:p text:style-name="Standard">[19:50] &lt;marcbraz&gt; quando ha' eventos presenciais a quantidade de msgs se torna exponencial</text:p>
      <text:p text:style-name="Standard">[19:51] &lt;tatirp&gt; 2) ter mais material bruto pruma acao editorial inversa</text:p>
      <text:p text:style-name="Standard">[19:51] &lt;maira&gt; tatirp: eu acho que podemos experimentar 1 blogagem nessa estacao</text:p>
      <text:p text:style-name="Standard">[19:51] &lt;tatirp&gt; em vez de tema previo - "acumula-se" material pra filtrar depois, ou seja,</text:p>
      <text:p text:style-name="Standard">[19:51] &lt;marcbraz&gt; posso sugerir?</text:p>
      <text:p text:style-name="Standard">[19:51] &lt;maira&gt; e chamar pessoas que, de repente, nao tem o habito de documentar</text:p>
      <text:p text:style-name="Standard">[19:51] &lt;maira&gt; pra produzir algo</text:p>
      <text:p text:style-name="Standard">[19:51] &lt;tatirp&gt; os temas emergem da rede</text:p>
      <text:p text:style-name="Standard">[19:52] &lt;maira&gt; tatirp: sim, os temas emergem da rede</text:p>
      <text:p text:style-name="Standard">[19:52] &lt;maira&gt; se chamarmos pessoas por email na lista</text:p>
      <text:p text:style-name="Standard">[19:52] &lt;@efeefe&gt; marcbraz: entao precisamos de mais eventos presenciais ;)</text:p>
      <text:p text:style-name="Standard">[19:52] &lt;maira&gt; e depois, ate mais insistentemente por email</text:p>
      <text:p text:style-name="Standard">[19:52] &lt;marcbraz&gt; a questao do tema e' crucial, seria a porta de entrada para 'os de fora'</text:p>
      <text:p text:style-name="Standard">[19:52] &lt;maira&gt; pessoa</text:p>
      <text:p text:style-name="Standard">[19:52] &lt;@efeefe&gt; tatirp: tambem acho que a resposta eh ter bastante material e poder selecionar melhor</text:p>
      <text:p text:style-name="Standard">[19:52] &lt;maira&gt; isso marcelo</text:p>
      <text:p text:style-name="Standard">[19:52] &lt;tatirp&gt;  tema aqui no sentido ampliado para "linha editorial"</text:p>
      <text:p text:style-name="Standard"><text:soft-page-break/>[19:53] &lt;tatirp&gt; ou pontos editorais</text:p>
      <text:p text:style-name="Standard">[19:53] &lt;maira&gt; tatirp, efeefe: podemos manter as 3 blogagens mensais livres</text:p>
      <text:p text:style-name="Standard">[19:53] &lt;maira&gt; mas trabalharmos, entao, numa proposta editorial colaborativa mais pontual, tambem</text:p>
      <text:p text:style-name="Standard">[19:53] &lt;marcbraz&gt; sim, e ter editores voltados 'para dentro' e editores_caçadores_coletores pra os 'de fora'</text:p>
      <text:p text:style-name="Standard">[19:53] &lt;maira&gt; tipo, tem as 3 blogagens</text:p>
      <text:p text:style-name="Standard">[19:53] &lt;maira&gt; e os colaboradores</text:p>
      <text:p text:style-name="Standard">[19:53] &lt;maira&gt; com as secoes</text:p>
      <text:p text:style-name="Standard">[19:54] &lt;maira&gt; as blogagens viram uma secao</text:p>
      <text:p text:style-name="Standard">[19:54] &lt;maira&gt; e temos material para selecionar</text:p>
      <text:p text:style-name="Standard">[19:54] &lt;tatirp&gt; eu acho que eh cedo pra implementar a revista</text:p>
      <text:p text:style-name="Standard">[19:54] &lt;tatirp&gt; eu esperaria, pelo menos o resultado do cultura e pensamento</text:p>
      <text:p text:style-name="Standard">[19:54] &lt;maira&gt; tatirp vc acha que devemos manter a blogagem por mais uma edicao?</text:p>
      <text:p text:style-name="Standard">[19:54] &lt;tatirp&gt; maira: acho</text:p>
      <text:p text:style-name="Standard">[19:55] &lt;maira&gt; efe, mbraz?</text:p>
      <text:p text:style-name="Standard">[19:55] &lt;tatirp&gt; e as vezes acho que deveriamos ter por mais 2, pra completar as 4 estacoes e "avaliar" melhor</text:p>
      <text:p text:style-name="Standard">[19:55] &lt;tatirp&gt; e talvez a revista do cp role junto ;)</text:p>
      <text:p text:style-name="Standard">[19:55] &lt;@efeefe&gt; to pensando</text:p>
      <text:p text:style-name="Standard">[19:56] &lt;maira&gt; nao sei...</text:p>
      <text:p text:style-name="Standard">[19:56] &lt;@efeefe&gt; acho que podemos manter blogagens coletivas quando conseguirmos criar uma proposta editorial pra isso, divulgacao e tempo</text:p>
      <text:p text:style-name="Standard">[19:56] &lt;marcbraz&gt; o que e' revista do cp?</text:p>
      <text:p text:style-name="Standard">[19:56] &lt;tatirp&gt; como assim efe?</text:p>
      <text:p text:style-name="Standard">[19:56] &lt;tatirp&gt; braz - cp = cultura e pensamento</text:p>
      <text:p text:style-name="Standard">[19:57] &lt;marcbraz&gt; ahh</text:p>
      <text:p text:style-name="Standard">[19:57] &lt;maira&gt; edital minc</text:p>
      <text:p text:style-name="Standard">[19:57] &lt;@efeefe&gt; marcbraz: inscrevemos um projeto no cultura e pensamento</text:p>
      <text:p text:style-name="Standard">[19:57] &lt;marcbraz&gt; ok, estou sabendo</text:p>
      <text:p text:style-name="Standard">[19:57] &lt;@efeefe&gt; tatirp: acho que a rotina de fazer uma blogagem por mes nos levou a algumas blogagens meio desmobilizadas</text:p>
      <text:p text:style-name="Standard">[19:57] &lt;maira&gt; eu acho 1 blogagem por mes muita coisa</text:p>
      <text:p text:style-name="Standard">[19:58] &lt;tatirp&gt; efeefe: concordo, mas acho que a primeira, de 1 dia só funcionou melhor - tipo "ritual" mesmo</text:p>
      <text:p text:style-name="Standard">[19:58] &lt;@efeefe&gt; acho que nao seria, se tivesse uma pessoa que se dedicasse soh a isso</text:p>
      <text:p text:style-name="Standard">[19:58] &lt;maira&gt; podemos focar e fazer 1 por trimestre, pensando num cronograma maior</text:p>
      <text:p text:style-name="Standard">[19:58] &lt;tatirp&gt; ficar com a chamada aberta por tanto tempo estende demais...</text:p>
      <text:p text:style-name="Standard">[19:58] &lt;maira&gt; e um processo mais articulado e colaborativo</text:p>
      <text:p text:style-name="Standard">[19:58] &lt;@efeefe&gt; maira: nao sei se precisamos detemrinar um numero</text:p>
      <text:p text:style-name="Standard">[19:59] &lt;marcbraz&gt; acho que  prazo curtissimo pra blogagem funciona melhor</text:p>
      <text:p text:style-name="Standard">[20:00] &lt;tatirp&gt; pra mim, pessoalmente, a historia de 1x por mes eh bom pra exercitar o habito</text:p>
      <text:p text:style-name="Standard">[20:00] &lt;@efeefe&gt; eu concordo e discordo de voces</text:p>
      <text:p text:style-name="Standard">[20:00] &lt;@efeefe&gt; hehe</text:p>
      <text:p text:style-name="Standard">[20:00] &lt;tatirp&gt; diga, gemeos</text:p>
      <text:p text:style-name="Standard">[20:00] &lt;@efeefe&gt; hehe</text:p>
      <text:p text:style-name="Standard">[20:00] &lt;maira&gt; por que gemeos?</text:p>
      <text:p text:style-name="Standard">[20:00] &lt;@efeefe&gt; meu ascendente e lua</text:p>
      <text:p text:style-name="Standard">[20:00] &lt;@efeefe&gt; :P</text:p>
      <text:p text:style-name="Standard">[20:01] &lt;tatirp&gt; isso quer dizer que ele concorda, discorda, concorda e discorda</text:p>
      <text:p text:style-name="Standard">[20:01] &lt;@efeefe&gt; acho que podemos sim ter uma blogagem mensal, se tiver alguem dedicando mais tempo a isso, puxando as pessoas pra definir pauta, divulgar e chamar pra blogagem</text:p>
      <text:p text:style-name="Standard"><text:soft-page-break/>[20:02] &lt;@efeefe&gt; eh isso</text:p>
      <text:p text:style-name="Standard">[20:02] &lt;@efeefe&gt; ou nao eh isso</text:p>
      <text:p text:style-name="Standard">[20:02] &lt;@efeefe&gt; e eh isso de novo</text:p>
      <text:p text:style-name="Standard">[20:02] &lt;maira&gt; poxa!</text:p>
      <text:p text:style-name="Standard">[20:02] &lt;tatirp&gt; :P</text:p>
      <text:p text:style-name="Standard">[20:02] &lt;@efeefe&gt; mas tenho outros tracos tambem</text:p>
      <text:p text:style-name="Standard">[20:02] &lt;@efeefe&gt; entao, acho que rola assim</text:p>
      <text:p text:style-name="Standard">[20:02] &lt;@efeefe&gt; mas eu nao quero fazer isso</text:p>
      <text:p text:style-name="Standard">[20:02] &lt;maira&gt; felipe to confusa</text:p>
      <text:p text:style-name="Standard">[20:02] &lt;@efeefe&gt; oba</text:p>
      <text:p text:style-name="Standard">[20:03] &lt;maira&gt; ahaha</text:p>
      <text:p text:style-name="Standard">[20:03] &lt;maira&gt; serio</text:p>
      <text:p text:style-name="Standard">[20:03] &lt;@efeefe&gt; diga</text:p>
      <text:p text:style-name="Standard">[20:03] &lt;maira&gt; eu posso fazer isso...</text:p>
      <text:p text:style-name="Standard">[20:04] &lt;maira&gt; mas ao mesmo tempo eu fico com receio</text:p>
      <text:p text:style-name="Standard">[20:04] &lt;tatirp&gt; maira tah fazendo isso...</text:p>
      <text:p text:style-name="Standard">[20:04] &lt;maira&gt; de nao envolver as pessoas</text:p>
      <text:p text:style-name="Standard">[20:04] &lt;maira&gt; de nao ter representatividade</text:p>
      <text:p text:style-name="Standard">[20:04] &lt;maira&gt; de tudo isso e mais um pouco</text:p>
      <text:p text:style-name="Standard">[20:04] &lt;tatirp&gt; maira: eh soh baixar a expectativa de participação "em massa"</text:p>
      <text:p text:style-name="Standard">[20:04] &lt;maira&gt; nao sei se isso tem que ser "de uma pessoa"</text:p>
      <text:p text:style-name="Standard">[20:05] &lt;tatirp&gt; pra ser de varias, pode ser tb de uma</text:p>
      <text:p text:style-name="Standard">[20:05] &lt;maira&gt; mas acho que mais pessoas do coletivo poderiam se mobilizar</text:p>
      <text:p text:style-name="Standard">[20:05] &lt;maira&gt; sei lah</text:p>
      <text:p text:style-name="Standard">[20:05] &lt;@efeefe&gt; maira: be not afraid</text:p>
      <text:p text:style-name="Standard">[20:05] &lt;@efeefe&gt; duas coisas</text:p>
      <text:p text:style-name="Standard">[20:05] &lt;@efeefe&gt; uma eh: as pessoas vao participar menos do que tu gostaria</text:p>
      <text:p text:style-name="Standard">[20:05] &lt;maira&gt; :P</text:p>
      <text:p text:style-name="Standard">[20:05] &lt;@efeefe&gt; sempre</text:p>
      <text:p text:style-name="Standard">[20:05] &lt;@efeefe&gt; ;)</text:p>
      <text:p text:style-name="Standard">[20:05] &lt;marcbraz&gt; sempre</text:p>
      <text:p text:style-name="Standard">[20:05] &lt;@efeefe&gt; o papel dessa pessoa nao eh fazer tudo</text:p>
      <text:p text:style-name="Standard">[20:05] &lt;tatirp&gt; sempre</text:p>
      <text:p text:style-name="Standard">[20:05] &lt;@efeefe&gt; eh mobilizar</text:p>
      <text:p text:style-name="Standard">[20:06] &lt;@efeefe&gt; eh mais trabalhoso do que escrever</text:p>
      <text:p text:style-name="Standard">[20:06] &lt;@efeefe&gt; bem mais</text:p>
      <text:p text:style-name="Standard">[20:06] &lt;maira&gt; eu sei</text:p>
      <text:p text:style-name="Standard">[20:06] &lt;@efeefe&gt; mas nao sei, porque eu acho que tu tah fazendo outras coisas</text:p>
      <text:p text:style-name="Standard">[20:06] &lt;maira&gt; mas, mais do que eu falo com as pessoas</text:p>
      <text:p text:style-name="Standard">[20:06] &lt;tatirp&gt; sim, bem mais</text:p>
      <text:p text:style-name="Standard">[20:06] &lt;@efeefe&gt; preferia teu tempo de metareciclagem dedicado as coisas de medio prazo</text:p>
      <text:p text:style-name="Standard">[20:06] &lt;maira&gt; como assim, outras coisas?</text:p>
      <text:p text:style-name="Standard">[20:07] &lt;maira&gt; entao explique-me</text:p>
      <text:p text:style-name="Standard">[20:07] &lt;tatirp&gt; maira: a impressao q me dah eh q vc faz muita coisa e quer que elas acontecam de imediato</text:p>
      <text:p text:style-name="Standard">[20:07] &lt;tatirp&gt; acho que uma parte do tempo eh essa: de articular, q efe falou, dah trabalho e demora</text:p>
      <text:p text:style-name="Standard">[20:08] &lt;@efeefe&gt; metalivros, mutsaz, editais</text:p>
      <text:p text:style-name="Standard">[20:08] &lt;maira&gt; efeefe: essas sao as outras coisas?</text:p>
      <text:p text:style-name="Standard">[20:08] &lt;tatirp&gt; a outra eh o que vc jah tah fazendo bem: materializar partes</text:p>
      <text:p text:style-name="Standard">[20:08] &lt;@efeefe&gt; sim</text:p>
      <text:p text:style-name="Standard">[20:08] &lt;@efeefe&gt; uma visao mais de medio prazo</text:p>
      <text:p text:style-name="Standard"><text:soft-page-break/>[20:09] &lt;@efeefe&gt; acho que se a gente quer fazer blogagens coletivas mensais, precisa ter outra pessoa que foque no curto prazo</text:p>
      <text:p text:style-name="Standard">[20:09] &lt;@efeefe&gt; acho que se tu for fazer isso, vai ter que deixar de lado as outras coisas</text:p>
      <text:p text:style-name="Standard">[20:09] &lt;maira&gt; entendi</text:p>
      <text:p text:style-name="Standard">[20:09] &lt;maira&gt; mas o que, que eu foco entao?</text:p>
      <text:p text:style-name="Standard">[20:09] &lt;marcbraz&gt; passar a bola</text:p>
      <text:p text:style-name="Standard">[20:09] &lt;@efeefe&gt; e na real o que a gente precisa eh dar mais tempo pra essas coisas (mutsaz, editais, metalivros). nao menos.</text:p>
      <text:p text:style-name="Standard">[20:10] &lt;@efeefe&gt; maira: preferes focar no que?</text:p>
      <text:p text:style-name="Standard">[20:10] &lt;maira&gt; nao sei</text:p>
      <text:p text:style-name="Standard">[20:10] &lt;maira&gt; nao sei depois de ler isso aqui: "preferia teu tempo de metareciclagem dedicado as coisas de medio prazo"</text:p>
      <text:p text:style-name="Standard">[20:11] &lt;tatirp&gt; mas isso eh o que efe prefere</text:p>
      <text:p text:style-name="Standard">[20:11] &lt;tatirp&gt; ele tah te perguntando o q vc prefere</text:p>
      <text:p text:style-name="Standard">[20:11] &lt;tatirp&gt; ;)</text:p>
      <text:p text:style-name="Standard">[20:11] &lt;@efeefe&gt; exato</text:p>
      <text:p text:style-name="Standard">[20:11] &lt;@efeefe&gt; acho que precisamos encontrar outra pessoa pra complementar teu trampo</text:p>
      <text:p text:style-name="Standard">[20:11] &lt;@efeefe&gt; seja qual for o foco que escolheres</text:p>
      <text:p text:style-name="Standard">[20:12] &lt;@efeefe&gt; ou então eu to errado</text:p>
      <text:p text:style-name="Standard">[20:12] &lt;@efeefe&gt; e podes encontrar outro recorte</text:p>
      <text:p text:style-name="Standard">[20:12] &lt;@efeefe&gt; o mutirao tem varios fronts</text:p>
      <text:p text:style-name="Standard">[20:12] &lt;maira&gt; sim, tem</text:p>
      <text:p text:style-name="Standard">[20:12] &lt;maira&gt; eh isso que eu vejo</text:p>
      <text:p text:style-name="Standard">[20:12] &lt;maira&gt; que ele era uma coisa</text:p>
      <text:p text:style-name="Standard">[20:12] &lt;maira&gt; que foi ficando maior</text:p>
      <text:p text:style-name="Standard">[20:12] &lt;maira&gt; e hoje tem muita coisa</text:p>
      <text:p text:style-name="Standard">[20:12] &lt;maira&gt; e nao consigo fazer todas elas sozinha</text:p>
      <text:p text:style-name="Standard">[20:12] &lt;@efeefe&gt; mutsaz, metalivros, blogagens, micrometragens, site, editais, conversas com outras redes, integracao com a metarec</text:p>
      <text:p text:style-name="Standard">[20:12] &lt;@efeefe&gt; o lance cresceu</text:p>
      <text:p text:style-name="Standard">[20:12] &lt;@efeefe&gt; tem tambem mais gente se aproximando</text:p>
      <text:p text:style-name="Standard">[20:12] &lt;tatirp&gt; ele jah era bem grande, olha o nome ;)</text:p>
      <text:p text:style-name="Standard">[20:12] &lt;maira&gt; tenho nocao disso</text:p>
      <text:p text:style-name="Standard">[20:13] &lt;@efeefe&gt; essas pessoas podem assumir algumas responsas</text:p>
      <text:p text:style-name="Standard">[20:13] &lt;maira&gt; isso</text:p>
      <text:p text:style-name="Standard">[20:13] &lt;@efeefe&gt; mas a articulacao precisa ter alguem com compromisso</text:p>
      <text:p text:style-name="Standard">[20:13] &lt;maira&gt; eu nao consigo mais fazer isso sozinha</text:p>
      <text:p text:style-name="Standard">[20:13] &lt;@efeefe&gt; tambem pode ser o contrario: que consigas assumir a parte de eixo disso tudo, e encontrar pessoas pra fazer cada uma das partes</text:p>
      <text:p text:style-name="Standard">[20:13] &lt;maira&gt; e tenho chamado pessoas para</text:p>
      <text:p text:style-name="Standard">[20:13] &lt;@efeefe&gt; maira: como sugeres que a gente possa te ajudar?</text:p>
      <text:p text:style-name="Standard">[20:14] &lt;maira&gt; eu queria ter mais tempo para articular com as pessoas da rede</text:p>
      <text:p text:style-name="Standard">[20:14] &lt;maira&gt; das outras redes</text:p>
      <text:p text:style-name="Standard">[20:15] &lt;@efeefe&gt; ok. como fazemos isso?</text:p>
      <text:p text:style-name="Standard">[20:15] &lt;maira&gt; conseguir enteder quem sao os esporos hoje</text:p>
      <text:p text:style-name="Standard">[20:15] &lt;@efeefe&gt; o que queres fazer menos?</text:p>
      <text:p text:style-name="Standard">[20:15] &lt;maira&gt; entao, nao sei</text:p>
      <text:p text:style-name="Standard">[20:15] &lt;@efeefe&gt; a tati tambem quer ;)</text:p>
      <text:p text:style-name="Standard">[20:15] &lt;maira&gt; nao sei</text:p>
      <text:p text:style-name="Standard">[20:15] &lt;maira&gt; ahaha</text:p>
      <text:p text:style-name="Standard">[20:15] &lt;@efeefe&gt; eu tambem</text:p>
      <text:p text:style-name="Standard">[20:15] &lt;@efeefe&gt; ;)</text:p>
      <text:p text:style-name="Standard"><text:soft-page-break/>[20:15] &lt;maira&gt; efeefe se eu deixar de fazer algo, mudar o foco</text:p>
      <text:p text:style-name="Standard">[20:15] &lt;tatirp&gt; quero o que? fazer menos? ;)</text:p>
      <text:p text:style-name="Standard">[20:15] &lt;tatirp&gt; menos ainda?</text:p>
      <text:p text:style-name="Standard">[20:15] &lt;marcbraz&gt; entender quem sao os esporos ...</text:p>
      <text:p text:style-name="Standard">[20:15] &lt;maira&gt; e/ ou similar</text:p>
      <text:p text:style-name="Standard">[20:15] &lt;@efeefe&gt; maira: o que queres deixar de fazer?</text:p>
      <text:p text:style-name="Standard">[20:15] &lt;@efeefe&gt; tatirp: conhecer os esporos</text:p>
      <text:p text:style-name="Standard">[20:15] &lt;maira&gt; nao sei</text:p>
      <text:p text:style-name="Standard">[20:16] &lt;tatirp&gt; vamos todos conhecer os esporos via encontrao</text:p>
      <text:p text:style-name="Standard">[20:16] &lt;maira&gt; estou em conflitos aqui</text:p>
      <text:p text:style-name="Standard">[20:16] &lt;maira&gt; ehehe</text:p>
      <text:p text:style-name="Standard">[20:16] &lt;tatirp&gt; aih vai todo mundo junto</text:p>
      <text:p text:style-name="Standard">[20:16] &lt;marcbraz&gt; que vai ser em ...?? ;))</text:p>
      <text:p text:style-name="Standard">[20:16] &lt;@efeefe&gt; marcbraz: boa pergunta</text:p>
      <text:p text:style-name="Standard">[20:16] &lt;@efeefe&gt; tem os subs esse ano</text:p>
      <text:p text:style-name="Standard">[20:17] &lt;@efeefe&gt; encontrinhos em eventos alheios</text:p>
      <text:p text:style-name="Standard">[20:17] &lt;@efeefe&gt; tem o fisli tambem</text:p>
      <text:p text:style-name="Standard">[20:17] &lt;marcbraz&gt; subs aconteceram todos ate' junho.</text:p>
      <text:p text:style-name="Standard">[20:17] &lt;tatirp&gt; na minha cabeça o encontrao 2010 eh lah com a pi, mas ela tah sumida...</text:p>
      <text:p text:style-name="Standard">[20:17] &lt;marcbraz&gt; acontecerao!</text:p>
      <text:p text:style-name="Standard">[20:17] &lt;@efeefe&gt; acho que a maira precisa tirar umas ferias antes de decidir</text:p>
      <text:p text:style-name="Standard">[20:17] == dasilva [~dasilvaor@189.71.60.240] has joined #metareciclagem</text:p>
      <text:p text:style-name="Standard">[20:17] &lt;@efeefe&gt; ;)</text:p>
      <text:p text:style-name="Standard">[20:17] &lt;maira&gt; ahaha</text:p>
      <text:p text:style-name="Standard">[20:17] &lt;tatirp&gt; maira, vai pra jundiaih</text:p>
      <text:p text:style-name="Standard">[20:17] &lt;@efeefe&gt; fala dasilva</text:p>
      <text:p text:style-name="Standard">[20:17] &lt;maira&gt; toda vez que eu tiro ferias</text:p>
      <text:p text:style-name="Standard">[20:17] &lt;maira&gt; eu volto antes</text:p>
      <text:p text:style-name="Standard">[20:17] &lt;@efeefe&gt; dasilva tambem tava se perguntando sobre a pi</text:p>
      <text:p text:style-name="Standard">[20:18] &lt;maira&gt; eu tava falando isso com a tati ontem</text:p>
      <text:p text:style-name="Standard">[20:18] &lt;marcbraz&gt; ai,ai... workaholic</text:p>
      <text:p text:style-name="Standard">[20:18] &lt;marcbraz&gt; vontade de comer o mundo. ;)</text:p>
      <text:p text:style-name="Standard">[20:18] &lt;maira&gt; :P</text:p>
      <text:p text:style-name="Standard">[20:18] &lt;dasilva&gt; fala galera</text:p>
      <text:p text:style-name="Standard">[20:18] &lt;dasilva&gt; como tá o papo?</text:p>
      <text:p text:style-name="Standard">[20:18] &lt;maira&gt; tah bom</text:p>
      <text:p text:style-name="Standard">[20:18] &lt;marcbraz&gt; coma em pedaços, e' mais saboroso.:P</text:p>
      <text:p text:style-name="Standard">[20:18] &lt;tatirp&gt; dasilva, vc chegou bem na hora</text:p>
      <text:p text:style-name="Standard">[20:18] &lt;tatirp&gt; :P</text:p>
      <text:p text:style-name="Standard">[20:19] &lt;dasilva&gt; entao</text:p>
      <text:p text:style-name="Standard">[20:19] &lt;dasilva&gt; vamos nessa</text:p>
      <text:p text:style-name="Standard">[20:19] &lt;maira&gt; dasilva isso na hora que eles acham que eu preciso de ferias</text:p>
      <text:p text:style-name="Standard">[20:19] &lt;maira&gt; hehe</text:p>
      <text:p text:style-name="Standard">[20:19] &lt;maira&gt; dasilva na verdade conversavamos como o mutirao cresceu</text:p>
      <text:p text:style-name="Standard">[20:19] &lt;tatirp&gt; de ferias e de ajuda tb</text:p>
      <text:p text:style-name="Standard">[20:19] &lt;maira&gt; e como estou precisando de ajuda</text:p>
      <text:p text:style-name="Standard">[20:19] &lt;maira&gt; e fazendo 3000 mil coisas</text:p>
      <text:p text:style-name="Standard">[20:19] &lt;maira&gt;  e nao conseguindo gerenciar todas elas</text:p>
      <text:p text:style-name="Standard">[20:19] &lt;dasilva&gt; se cresceu eh bom</text:p>
      <text:p text:style-name="Standard">[20:19] &lt;maira&gt; sim, eh otimo</text:p>
      <text:p text:style-name="Standard">[20:20] &lt;dasilva&gt; mas cresceu com sustentabilidade? hehe</text:p>
      <text:p text:style-name="Standard">[20:20] &lt;marcbraz&gt; isso ai. Maira, ja' nao consigo te acompanhar mais ... :}</text:p>
      <text:p text:style-name="Standard"><text:soft-page-break/>[20:20] &lt;@efeefe&gt; a maira fala com todo mundo</text:p>
      <text:p text:style-name="Standard">[20:20] &lt;@efeefe&gt; me impressiona isso</text:p>
      <text:p text:style-name="Standard">[20:20] &lt;marcbraz&gt; me too</text:p>
      <text:p text:style-name="Standard">[20:20] &lt;dasilva&gt; Fala Marcelo, mas tu vive reclamando de nao conseguir acompanhar</text:p>
      <text:p text:style-name="Standard">[20:20] &lt;marcbraz&gt; sou lento no processo...</text:p>
      <text:p text:style-name="Standard">[20:21] &lt;maira&gt; ahaha</text:p>
      <text:p text:style-name="Standard">[20:21] &lt;@efeefe&gt; maira: acho que ficou claro que a gente precisa encontrar maneiras de chamar mais gente pra ajudar</text:p>
      <text:p text:style-name="Standard">[20:21] &lt;maira&gt; minha angustia</text:p>
      <text:p text:style-name="Standard">[20:21] &lt;maira&gt; eu fico falando com pessoas</text:p>
      <text:p text:style-name="Standard">[20:21] &lt;@efeefe&gt; isso envolve criar o espaco, encontrar a pessoa e descolar um trocado pra isso</text:p>
      <text:p text:style-name="Standard">[20:21] &lt;maira&gt; e articulando coisas</text:p>
      <text:p text:style-name="Standard">[20:21] &lt;maira&gt; e tendo ideias, ideias</text:p>
      <text:p text:style-name="Standard">[20:21] &lt;@efeefe&gt; eu passaria algumas semanas focando nisso</text:p>
      <text:p text:style-name="Standard">[20:21] &lt;maira&gt; e nao estou conseguindo documentar tudo</text:p>
      <text:p text:style-name="Standard">[20:22] &lt;@efeefe&gt; esperando cp, escrevendo midia livre, conhecendo pessoas</text:p>
      <text:p text:style-name="Standard">[20:22] &lt;@efeefe&gt; e documentando as ideias</text:p>
      <text:p text:style-name="Standard">[20:22] &lt;maira&gt; nem fazer tudo como gostaria</text:p>
      <text:p text:style-name="Standard">[20:22] &lt;@efeefe&gt; para de produzir um pouco</text:p>
      <text:p text:style-name="Standard">[20:22] &lt;@efeefe&gt; deixa a gambiologia pra maio</text:p>
      <text:p text:style-name="Standard">[20:22] &lt;@efeefe&gt; nossos prazos sao adiaveis</text:p>
      <text:p text:style-name="Standard">[20:22] &lt;maira&gt; "para de produzir um pouco" foi genial :P</text:p>
      <text:p text:style-name="Standard">[20:22] &lt;@efeefe&gt; "produzir" no sentido de entregar</text:p>
      <text:p text:style-name="Standard">[20:22] &lt;@efeefe&gt; eh serio</text:p>
      <text:p text:style-name="Standard">[20:22] &lt;maira&gt; eu sei</text:p>
      <text:p text:style-name="Standard">[20:22] &lt;maira&gt; eu entendo</text:p>
      <text:p text:style-name="Standard">[20:22] &lt;dasilva&gt; efeefe: o que eh "cp"?</text:p>
      <text:p text:style-name="Standard">[20:22] &lt;maira&gt; de verdade</text:p>
      <text:p text:style-name="Standard">[20:22] &lt;maira&gt; cultura e pensamento</text:p>
      <text:p text:style-name="Standard">[20:23] &lt;maira&gt; edital minc</text:p>
      <text:p text:style-name="Standard">[20:23] &lt;marcbraz&gt; aaahh,hhh o ocio criativo, maira e dasilva ...</text:p>
      <text:p text:style-name="Standard">[20:23] &lt;marcbraz&gt; claudio prado, hahahaha</text:p>
      <text:p text:style-name="Standard">[20:23] &lt;maira&gt; ahahahhahha</text:p>
      <text:p text:style-name="Standard">[20:23] &lt;maira&gt; ahahaha</text:p>
      <text:p text:style-name="Standard">[20:23] &lt;@efeefe&gt; campus party</text:p>
      <text:p text:style-name="Standard">[20:23] &lt;maira&gt; ahahahah</text:p>
      <text:p text:style-name="Standard">[20:23] &lt;dasilva&gt; claudio prado é ph</text:p>
      <text:p text:style-name="Standard">[20:23] &lt;marcbraz&gt; faces do mesmo monstro... hahhaaha</text:p>
      <text:p text:style-name="Standard">[20:23] &lt;dasilva&gt; campus party eh bom</text:p>
      <text:p text:style-name="Standard">[20:24] &lt;dasilva&gt; oh</text:p>
      <text:p text:style-name="Standard">[20:24] &lt;@efeefe&gt; ou nao</text:p>
      <text:p text:style-name="Standard">[20:24] &lt;maira&gt; ou nao</text:p>
      <text:p text:style-name="Standard">[20:24] &lt;@efeefe&gt; hehe</text:p>
      <text:p text:style-name="Standard">[20:24] &lt;dasilva&gt; eh acho que tem que dar uma focada nos recursos mesmos</text:p>
      <text:p text:style-name="Standard">[20:24] &lt;marcbraz&gt; ou talvez</text:p>
      <text:p text:style-name="Standard">[20:24] &lt;dasilva&gt; medio e longo prazo</text:p>
      <text:p text:style-name="Standard">[20:24] &lt;@efeefe&gt; acho que a gente conseguiu fazer coisas interessantes com o que rolou ateh agora</text:p>
      <text:p text:style-name="Standard">[20:24] &lt;maira&gt; recursos humanos e financeiros?</text:p>
      <text:p text:style-name="Standard">[20:24] &lt;dasilva&gt; *mesmo</text:p>
      <text:p text:style-name="Standard">[20:24] &lt;@efeefe&gt; isso</text:p>
      <text:p text:style-name="Standard">[20:24] &lt;maira&gt; e o mutsaz outono?</text:p>
      <text:p text:style-name="Standard"><text:soft-page-break/>[20:24] &lt;marcbraz&gt; ainda falta ...</text:p>
      <text:p text:style-name="Standard">[20:24] &lt;@efeefe&gt; eu gostaria que esse ritmo continuasse</text:p>
      <text:p text:style-name="Standard">[20:24] &lt;@efeefe&gt; eh, relax</text:p>
      <text:p text:style-name="Standard">[20:24] &lt;maira&gt; qual ritomo?</text:p>
      <text:p text:style-name="Standard">[20:24] &lt;maira&gt; blogagem a cada mes?</text:p>
      <text:p text:style-name="Standard">[20:25] &lt;@efeefe&gt; nao precisa ser tanto</text:p>
      <text:p text:style-name="Standard">[20:25] &lt;@efeefe&gt; ritmo de produzir coisas</text:p>
      <text:p text:style-name="Standard">[20:25] &lt;dasilva&gt; entoa, mas a Silia fez o verao pelo amor</text:p>
      <text:p text:style-name="Standard">[20:25] &lt;@efeefe&gt; de entregar</text:p>
      <text:p text:style-name="Standard">[20:25] &lt;@efeefe&gt; que eh uma coisa que eu nao sei fazer sozinho</text:p>
      <text:p text:style-name="Standard">[20:25] &lt;dasilva&gt; ou rolou algum pra ela?</text:p>
      <text:p text:style-name="Standard">[20:25] &lt;marcbraz&gt; ?</text:p>
      <text:p text:style-name="Standard">[20:25] &lt;dasilva&gt; Pq vai rolar a Silia pra o Outono novamente</text:p>
      <text:p text:style-name="Standard">[20:25] &lt;@efeefe&gt; dasilva: ateh onde sei fez no amor, mas pode rolar algum tambem.</text:p>
      <text:p text:style-name="Standard">[20:25] &lt;dasilva&gt; no mesmo pique?</text:p>
      <text:p text:style-name="Standard">[20:26] &lt;maira&gt; sim</text:p>
      <text:p text:style-name="Standard">[20:26] &lt;dasilva&gt; efeefe: isso</text:p>
      <text:p text:style-name="Standard">[20:26] &lt;dasilva&gt; mas do que merecido</text:p>
      <text:p text:style-name="Standard">[20:26] &lt;@efeefe&gt; dasilva: conversei com a silia, sobre chamar mais gente pra ajudar ela. e ter mais tempo.</text:p>
      <text:p text:style-name="Standard">[20:26] &lt;marcbraz&gt; boa, grupo artediagramacao</text:p>
      <text:p text:style-name="Standard">[20:26] &lt;@efeefe&gt; a gente tem que reorganizar isso</text:p>
      <text:p text:style-name="Standard">[20:26] &lt;tatirp&gt; a gente falou disso ontem: campanha  "adote paginas pra diagramar"</text:p>
      <text:p text:style-name="Standard">[20:26] &lt;@efeefe&gt; melhorar as coisas que tao funcionando</text:p>
      <text:p text:style-name="Standard">[20:26] &lt;maira&gt; mas o mutsaz fica soh com blogagens ou com secoes?</text:p>
      <text:p text:style-name="Standard">[20:26] &lt;@efeefe&gt; tatirp: adote artigos, acho</text:p>
      <text:p text:style-name="Standard">[20:26] &lt;dasilva&gt; entao, tendo gente pra fazer a parte hard "diagramar e arte)</text:p>
      <text:p text:style-name="Standard">[20:27] &lt;@efeefe&gt; maira: por enquanto, acho que continua com blogagens</text:p>
      <text:p text:style-name="Standard">[20:27] &lt;maira&gt; efeefe: rafaeletc tem uma forma de diagramar tudo</text:p>
      <text:p text:style-name="Standard">[20:27] &lt;dasilva&gt; acho que a parte conteudo textual dah pra focar em algumas coisas</text:p>
      <text:p text:style-name="Standard">[20:27] &lt;tatirp&gt; ok, artigos... a silia eh que sugeriu "pacotes de 10 paginas"</text:p>
      <text:p text:style-name="Standard">[20:27] &lt;dasilva&gt; ateh em compilar lances da lista</text:p>
      <text:p text:style-name="Standard">[20:27] &lt;@efeefe&gt; maira: essas coisas nunca funcionam tao bem</text:p>
      <text:p text:style-name="Standard">[20:27] &lt;tatirp&gt; ah eh, tem a dica do rafael</text:p>
      <text:p text:style-name="Standard">[20:27] &lt;@efeefe&gt; tatirp: acho que tem uma questao aih de coesao e tal</text:p>
      <text:p text:style-name="Standard">[20:27] &lt;dasilva&gt; oh marcbraz: c disse que ia fazer essa compilacao, foi nao?</text:p>
      <text:p text:style-name="Standard">[20:28] &lt;tatirp&gt; blz efe</text:p>
      <text:p text:style-name="Standard">[20:28] &lt;marcbraz&gt; qual delas, a da lista?</text:p>
      <text:p text:style-name="Standard">[20:28] &lt;tatirp&gt; tb acho melhor</text:p>
      <text:p text:style-name="Standard">[20:28] &lt;maira&gt; efeefe: diz ele que funciona, minha sugestao eh fazer um teste disso</text:p>
      <text:p text:style-name="Standard">[20:28] &lt;maira&gt; ele com essa parte mais tecnica e a silia a arte</text:p>
      <text:p text:style-name="Standard">[20:28] &lt;maira&gt; mas ambos interagindo</text:p>
      <text:p text:style-name="Standard">[20:28] &lt;maira&gt; e com outras pessoas tb</text:p>
      <text:p text:style-name="Standard">[20:28] &lt;maira&gt; nao eh uma divisao cartesiana</text:p>
      <text:p text:style-name="Standard">[20:28] &lt;maira&gt; mas de responsabilidades</text:p>
      <text:p text:style-name="Standard">[20:29] &lt;dasilva&gt; marcbraz: eh, da lista</text:p>
      <text:p text:style-name="Standard">[20:29] &lt;maira&gt; dasilva:</text:p>
      <text:p text:style-name="Standard">[20:29] &lt;dasilva&gt; maira: entao temos que fazer uma previa com algum conteudo</text:p>
      <text:p text:style-name="Standard">[20:29] &lt;maira&gt; dasilva: voltamos ao ponto que eu tava falando</text:p>
      <text:p text:style-name="Standard">[20:29] &lt;dasilva&gt; maira: o rafael mostrar alguma coisa pronta</text:p>
      <text:p text:style-name="Standard">[20:29] &lt;maira&gt; fazer o mutsaz com blogagens apenas, e selecionar as "melhores"</text:p>
      <text:p text:style-name="Standard">[20:29] &lt;@efeefe&gt; maira: dasilva: vamo comecar com a gambiologia?</text:p>
      <text:p text:style-name="Standard"><text:soft-page-break/>[20:29] &lt;maira&gt; ou fazer uma revista com secoes</text:p>
      <text:p text:style-name="Standard">[20:29] &lt;@efeefe&gt; se der errado, tah dentro da proposta</text:p>
      <text:p text:style-name="Standard">[20:29] &lt;@efeefe&gt; ;)</text:p>
      <text:p text:style-name="Standard">[20:29] &lt;maira&gt; em que as blogagens seriam mais uma secao</text:p>
      <text:p text:style-name="Standard">[20:29] &lt;maira&gt; ou nada disso</text:p>
      <text:p text:style-name="Standard">[20:30] &lt;marcbraz&gt; dasilva: ja' faço, leio todas as msgs, uma por uma e assumo um avatar temporario .... hehe</text:p>
      <text:p text:style-name="Standard">[20:30] &lt;maira&gt; ou que eu tire ferias</text:p>
      <text:p text:style-name="Standard">[20:30] &lt;maira&gt; :P</text:p>
      <text:p text:style-name="Standard">[20:30] &lt;tatirp&gt; maira: esquece revistas ateh sair cp ;)</text:p>
      <text:p text:style-name="Standard">[20:30] &lt;@efeefe&gt; maira: por enquanto, to preocupado com tuas ferias</text:p>
      <text:p text:style-name="Standard">[20:30] &lt;dasilva&gt; isso tatirp: tambem acho</text:p>
      <text:p text:style-name="Standard">[20:30] &lt;dasilva&gt; tatirp: o foco de revista tah no cp</text:p>
      <text:p text:style-name="Standard">[20:30] &lt;maira&gt; efeefe, dasilva: a proposta eh mesmo tentar com gambiologia ele disse que ate o final da semana mostra algo</text:p>
      <text:p text:style-name="Standard">[20:31] &lt;@efeefe&gt; maira: acho que a gente podia focar no midia livre. pensar no que rolou ateh agora e nos rumos futuros do mutirao e inscrever isso lah</text:p>
      <text:p text:style-name="Standard">[20:31] &lt;dasilva&gt; maira: opa, entao vamo ver quando ele mostrar. Boto feh no Rafa!</text:p>
      <text:p text:style-name="Standard">[20:31] &lt;tatirp&gt; oba, um edital legal de novo</text:p>
      <text:p text:style-name="Standard">[20:31] &lt;@efeefe&gt; tatirp: ;)</text:p>
      <text:p text:style-name="Standard">[20:31] &lt;tatirp&gt; ;)</text:p>
      <text:p text:style-name="Standard">[20:31] &lt;@efeefe&gt; acho que essa conversa de hoje eh um bom comeco pro edital</text:p>
      <text:p text:style-name="Standard">[20:31] &lt;tatirp&gt; de um jeito legal</text:p>
      <text:p text:style-name="Standard">[20:31] &lt;@efeefe&gt; e acho que a ideia das residencias documentadoras podia entrar no midialivre tambem</text:p>
      <text:p text:style-name="Standard">[20:32] &lt;dasilva&gt; tatirp: explica?</text:p>
      <text:p text:style-name="Standard">[20:32] &lt;maira&gt; efeefe: esse irc + aquela pagina do wiki</text:p>
      <text:p text:style-name="Standard">[20:32] &lt;marcbraz&gt; opa, vou tentar recursos para passar uma temporada no arraial com regis</text:p>
      <text:p text:style-name="Standard">[20:32] &lt;tatirp&gt; dasilva: esses dias tava enchendo o efe e a maira, dizendo q tava com saudade de fazer um edital bacana de um jeito q, ao terminar</text:p>
      <text:p text:style-name="Standard">[20:32] &lt;maira&gt; construir midia livre a partir disso?</text:p>
      <text:p text:style-name="Standard">[20:33] &lt;@efeefe&gt; maira: isso. tah incluida aqui ;)</text:p>
      <text:p text:style-name="Standard">[20:33] &lt;tatirp&gt; a gente olha e pensa: "ah, agora, sim"</text:p>
      <text:p text:style-name="Standard">[20:33] &lt;@efeefe&gt; maira: esquece a pressa pra gambiologia</text:p>
      <text:p text:style-name="Standard">[20:33] &lt;maira&gt; efeefe: pensei nas residenciais documentadoras nao soh como residencias, de ir lah observar e documentar</text:p>
      <text:p text:style-name="Standard">[20:33] &lt;maira&gt; mas de dar oficinas de documentacao</text:p>
      <text:p text:style-name="Standard">[20:34] &lt;maira&gt; levantar material e produzir "releases" daquele esporo</text:p>
      <text:p text:style-name="Standard">[20:34] &lt;dasilva&gt; maira: o q, tah querendo financia habitacao pro povo?</text:p>
      <text:p text:style-name="Standard">[20:34] &lt;maira&gt; mapear vocacoes</text:p>
      <text:p text:style-name="Standard">[20:34] &lt;dasilva&gt; *financiar</text:p>
      <text:p text:style-name="Standard">[20:34] &lt;maira&gt; dasilva: oi?</text:p>
      <text:p text:style-name="Standard">[20:34] &lt;dasilva&gt; maira: brincadeira, esquece!</text:p>
      <text:p text:style-name="Standard">[20:34] &lt;maira&gt; efeefe: mas gambiologia eh so diagramar, nao?</text:p>
      <text:p text:style-name="Standard">[20:34] &lt;maira&gt; dasilva: :)</text:p>
      <text:p text:style-name="Standard">[20:34] &lt;@efeefe&gt; e lancar</text:p>
      <text:p text:style-name="Standard">[20:35] &lt;maira&gt; ah, ok</text:p>
      <text:p text:style-name="Standard">[20:35] &lt;dasilva&gt; efeefe: c tah falando muito em gambiologia. Vamos manter as datas?</text:p>
      <text:p text:style-name="Standard">[20:35] == BAILUX_ [~regis@189.105.88.211] has joined #metareciclagem</text:p>
      <text:p text:style-name="Standard">[20:35] &lt;@efeefe&gt; maira: nao sei ;)</text:p>
      <text:p text:style-name="Standard">[20:35] &lt;maira&gt; efeefe: vc acha que tah em cima pra 19/04?</text:p>
      <text:p text:style-name="Standard">[20:35] &lt;dasilva&gt; Olha o Regis aih galera!!</text:p>
      <text:p text:style-name="Standard"><text:soft-page-break/>[20:35] &lt;@efeefe&gt; dasilva: soh se isso nao matar a maira.</text:p>
      <text:p text:style-name="Standard">[20:35] &lt;@efeefe&gt; maira: acho que ta em cima.</text:p>
      <text:p text:style-name="Standard">[20:35] &lt;@efeefe&gt; queria tentar abrir mais o processo todo</text:p>
      <text:p text:style-name="Standard">[20:36] &lt;@efeefe&gt; selecao dos textos, organizacao deles, projeto grafico e diagramacao.</text:p>
      <text:p text:style-name="Standard">[20:36] &lt;tatirp&gt; ou seja, gambiologia = todo projeto editorial</text:p>
      <text:p text:style-name="Standard">[20:36] &lt;dasilva&gt; efeefe, maira: entao, jogar essas datas mais pra frente nao faz mal e focar nos recursos, jah que gambiologia eh so diagramar</text:p>
      <text:p text:style-name="Standard">[20:36] &lt;maira&gt; acho legal</text:p>
      <text:p text:style-name="Standard">[20:37] &lt;@efeefe&gt; ok</text:p>
      <text:p text:style-name="Standard">[20:37] &lt;tatirp&gt; eu jogaria o gambiologia lah pra junho, a data simbolica do metafora </text:p>
      <text:p text:style-name="Standard">[20:37] &lt;dasilva&gt; 26</text:p>
      <text:p text:style-name="Standard">[20:37] &lt;@efeefe&gt; por mim,suspende todas as outras coisas ateh inscrever no edital de midia livre</text:p>
      <text:p text:style-name="Standard">[20:37] &lt;@efeefe&gt; dasilva: 28</text:p>
      <text:p text:style-name="Standard">[20:38] &lt;dasilva&gt; efeefe: sensato.</text:p>
      <text:p text:style-name="Standard">[20:38] &lt;marcbraz&gt; 42</text:p>
      <text:p text:style-name="Standard">[20:38] &lt;maira&gt; mas isso eh daqui a pouco</text:p>
      <text:p text:style-name="Standard">[20:38] &lt;maira&gt; eh dia 09/04 nao eh?</text:p>
      <text:p text:style-name="Standard">[20:38] &lt;@efeefe&gt; junho tambem tem o mutsaz</text:p>
      <text:p text:style-name="Standard">[20:38] &lt;@efeefe&gt; 09/04</text:p>
      <text:p text:style-name="Standard">[20:38] &lt;@efeefe&gt; sim</text:p>
      <text:p text:style-name="Standard">[20:38] &lt;tatirp&gt; sim</text:p>
      <text:p text:style-name="Standard">[20:38] &lt;dasilva&gt; entao</text:p>
      <text:p text:style-name="Standard">[20:38] &lt;@efeefe&gt; depois de inscrever o projeto a gente conversa de novo</text:p>
      <text:p text:style-name="Standard">[20:38] == BAILUX [~regis@189.105.88.211] has quit [Ping timeout: 245 seconds]</text:p>
      <text:p text:style-name="Standard">[20:38] &lt;maira&gt; entao duas semanas</text:p>
      <text:p text:style-name="Standard">[20:38] &lt;@efeefe&gt; reune essa galera</text:p>
      <text:p text:style-name="Standard">[20:38] &lt;maira&gt; ahhh</text:p>
      <text:p text:style-name="Standard">[20:38] &lt;dasilva&gt; soh pensa nas outras coisas depois de 09/04</text:p>
      <text:p text:style-name="Standard">[20:38] &lt;@efeefe&gt; e decide o que faz depois</text:p>
      <text:p text:style-name="Standard">[20:39] &lt;dasilva&gt; quem tah trampando no midia livre?</text:p>
      <text:p text:style-name="Standard">[20:39] &lt;maira&gt; o/</text:p>
      <text:p text:style-name="Standard">[20:39] &lt;maira&gt; eu</text:p>
      <text:p text:style-name="Standard">[20:39] &lt;maira&gt; ahaha</text:p>
      <text:p text:style-name="Standard">[20:39] &lt;maira&gt; pra variar</text:p>
      <text:p text:style-name="Standard">[20:39] &lt;maira&gt; mais uma coisa</text:p>
      <text:p text:style-name="Standard">[20:39] &lt;tatirp&gt; todos e ninguem ;)</text:p>
      <text:p text:style-name="Standard">[20:39] &lt;maira&gt; ahaha</text:p>
      <text:p text:style-name="Standard">[20:39] &lt;dasilva&gt; tatirp: c vai pegar tb?</text:p>
      <text:p text:style-name="Standard">[20:39] &lt;maira&gt; eu, a tati, o efe</text:p>
      <text:p text:style-name="Standard">[20:40] &lt;dasilva&gt; blz</text:p>
      <text:p text:style-name="Standard">[20:40] &lt;maira&gt; dasilva vc</text:p>
      <text:p text:style-name="Standard">[20:40] &lt;maira&gt; quem quiser :)</text:p>
      <text:p text:style-name="Standard">[20:40] &lt;maira&gt; era isso que o efe tava falando</text:p>
      <text:p text:style-name="Standard">[20:40] &lt;dasilva&gt; efeefe: e tu, fica falando da maira, como tah esse ritmo de producao?</text:p>
      <text:p text:style-name="Standard">[20:40] &lt;@efeefe&gt; eu nao</text:p>
      <text:p text:style-name="Standard">[20:40] &lt;@efeefe&gt; hahah</text:p>
      <text:p text:style-name="Standard">[20:40] &lt;maira&gt; ahaha</text:p>
      <text:p text:style-name="Standard">[20:40] &lt;tatirp&gt; dasilva: pegar pra valer, eu não pego quase nada, soh ajudo</text:p>
      <text:p text:style-name="Standard">[20:40] &lt;maira&gt; eh mesmo felipe</text:p>
      <text:p text:style-name="Standard">[20:40] &lt;@efeefe&gt; eu quero saber se preciso me preocupar com o midia livre</text:p>
      <text:p text:style-name="Standard">[20:40] &lt;maira&gt; tu ta fazendo 300 coisas tb</text:p>
      <text:p text:style-name="Standard">[20:40] &lt;@efeefe&gt; porque quero focar em outros</text:p>
      <text:p text:style-name="Standard"><text:soft-page-break/>[20:41] &lt;@efeefe&gt; maira: 299</text:p>
      <text:p text:style-name="Standard">[20:41] &lt;@efeefe&gt; to de boua</text:p>
      <text:p text:style-name="Standard">[20:41] &lt;maira&gt; nao precisa</text:p>
      <text:p text:style-name="Standard">[20:41] &lt;dasilva&gt; efeefe: opa comecou o jogo da verdade</text:p>
      <text:p text:style-name="Standard">[20:41] &lt;maira&gt; efeefe:</text:p>
      <text:p text:style-name="Standard">[20:41] &lt;@efeefe&gt; a tati tambem faz um monte e ainda trabalha ;)</text:p>
      <text:p text:style-name="Standard">[20:41] &lt;dasilva&gt; hehe</text:p>
      <text:p text:style-name="Standard">[20:41] &lt;maira&gt; eu jah disse que posso tocar midialivre</text:p>
      <text:p text:style-name="Standard">[20:41] &lt;maira&gt; focando nessa proposta do mutirao</text:p>
      <text:p text:style-name="Standard">[20:41] &lt;dasilva&gt; efeefe: tati eh que nem aristoteles</text:p>
      <text:p text:style-name="Standard">[20:41] &lt;maira&gt; efeefe: e fala de mim</text:p>
      <text:p text:style-name="Standard">[20:41] &lt;tatirp&gt; (e ainda trabalha eh otimo! - todo mundo trabalha)</text:p>
      <text:p text:style-name="Standard">[20:42] &lt;maira&gt; tatirp: kkkkkkkkkk</text:p>
      <text:p text:style-name="Standard">[20:42] &lt;dasilva&gt; tem toda uma galera produzindo por ela, vai!</text:p>
      <text:p text:style-name="Standard">[20:42] &lt;marcbraz&gt; retomo micrometragens depois e durante o subarraial, ja' falei isso em algum lugar :P</text:p>
      <text:p text:style-name="Standard">[20:42] &lt;maira&gt; efeefe: por que aristoteles?</text:p>
      <text:p text:style-name="Standard">[20:42] &lt;@efeefe&gt; maira: era legal a gente bater a estrutura do midialivre</text:p>
      <text:p text:style-name="Standard">[20:42] &lt;dasilva&gt; marcbraz: alias, micrometragens ainda tah meio indefinido pra mim</text:p>
      <text:p text:style-name="Standard">[20:43] &lt;marcbraz&gt; dasilva: pergunte.</text:p>
      <text:p text:style-name="Standard">[20:43] &lt;dasilva&gt; maira: tu ja viu a quantidade de coisas que eh creditada a aristoteles?</text:p>
      <text:p text:style-name="Standard">[20:43] &lt;maira&gt; dasilva: ah,  por isso</text:p>
      <text:p text:style-name="Standard">[20:43] &lt;maira&gt; efeefe: traduza "bater"</text:p>
      <text:p text:style-name="Standard">[20:44] &lt;@efeefe&gt; aristoteles, homero, da vinci, luis fernando verissimo ;)</text:p>
      <text:p text:style-name="Standard">[20:44] &lt;tatirp&gt; aristoteles eh o verissimo</text:p>
      <text:p text:style-name="Standard">[20:44] &lt;@efeefe&gt; maira: debater/definir</text:p>
      <text:p text:style-name="Standard">[20:44] &lt;marcbraz&gt; vitoria mario</text:p>
      <text:p text:style-name="Standard">[20:44] &lt;dasilva&gt; marcbraz:vc e teia e o que vem pela frente?</text:p>
      <text:p text:style-name="Standard">[20:44] &lt;@efeefe&gt; verissimo era quase meu vizinho em porto alegre</text:p>
      <text:p text:style-name="Standard">[20:45] &lt;marcbraz&gt; teia esta' seguindo uma linha, a dos qrcodes com o gera'</text:p>
      <text:p text:style-name="Standard">[20:45] &lt;dasilva&gt; verissimo e o tiozao que a gente abraça no fim de semana</text:p>
      <text:p text:style-name="Standard">[20:45] &lt;maira&gt; vitorioamaro :P</text:p>
      <text:p text:style-name="Standard">[20:45] &lt;marcbraz&gt; eu vou seguir uma linha de ter material indigena pra trocar/editar/micormetrar</text:p>
      <text:p text:style-name="Standard">[20:45] &lt;tatirp&gt; (veríssimo tem uma frase q qu acho boa: uso as mesmas roupas ha 30 anos. sou a unica pessoa q nao me acho ridiculo qdo vejo minhas fotos antigas)</text:p>
      <text:p text:style-name="Standard">[20:45] &lt;marcbraz&gt; micrometrar</text:p>
      <text:p text:style-name="Standard">[20:45] &lt;@efeefe&gt; dasilva: ele nao gosta muito de abraco nao</text:p>
      <text:p text:style-name="Standard">[20:45] &lt;maira&gt; efeefe: mas deifinir o que?</text:p>
      <text:p text:style-name="Standard">[20:46] &lt;@efeefe&gt; pelo menos de estranhos</text:p>
      <text:p text:style-name="Standard">[20:46] &lt;@efeefe&gt; linha de argumentacao nos forms</text:p>
      <text:p text:style-name="Standard">[20:46] &lt;dasilva&gt; tatirp: po, to seguindo essa onda dele</text:p>
      <text:p text:style-name="Standard">[20:46] &lt;maira&gt; efeefe, dasilva: eu gosto de abracos :P</text:p>
      <text:p text:style-name="Standard">[20:46] &lt;dasilva&gt; efeefe: ok, obrigado pelo toque</text:p>
      <text:p text:style-name="Standard">[20:46] &lt;@efeefe&gt; acho que falar do mutirao como uma coisa que emergiu da metarec e virou um corpo autonomo</text:p>
      <text:p text:style-name="Standard">[20:46] &lt;@efeefe&gt; dasilva: acho que ele nao gosta de toques tambem</text:p>
      <text:p text:style-name="Standard">[20:46] &lt;maira&gt; autonomo?</text:p>
      <text:p text:style-name="Standard">[20:46] &lt;@efeefe&gt; mas eu gosto de abracos tambem ;)</text:p>
      <text:p text:style-name="Standard">[20:46] &lt;dasilva&gt; maira: ahh valeu por nao me deixar triste assim</text:p>
      <text:p text:style-name="Standard">[20:46] &lt;@efeefe&gt; maira: autogerido</text:p>
      <text:p text:style-name="Standard">[20:47] &lt;maira&gt; tah</text:p>
      <text:p text:style-name="Standard">[20:47] &lt;@efeefe&gt; tem uma identidade em si</text:p>
      <text:p text:style-name="Standard"><text:soft-page-break/>[20:47] &lt;tatirp&gt; abrazzz pra tod@s!</text:p>
      <text:p text:style-name="Standard">[20:47] &lt;@efeefe&gt; ou ainda nao tem, mas quer ter</text:p>
      <text:p text:style-name="Standard">[20:47] &lt;maira&gt; tah</text:p>
      <text:p text:style-name="Standard">[20:47] &lt;dasilva&gt; efeefe: vai ler pensamento em outra praca, o felipe</text:p>
      <text:p text:style-name="Standard">[20:47] &lt;maira&gt; tah</text:p>
      <text:p text:style-name="Standard">[20:47] &lt;@efeefe&gt; nao li a edital</text:p>
      <text:p text:style-name="Standard">[20:47] &lt;maira&gt; acho que o caminho e pegar os forms, ler mais o edital</text:p>
      <text:p text:style-name="Standard">[20:47] &lt;@efeefe&gt; dasilva: um dia comeco a cobrar pra isso ;)</text:p>
      <text:p text:style-name="Standard">[20:47] &lt;maira&gt; e transcrever/editar o log pra lah</text:p>
      <text:p text:style-name="Standard">[20:47] &lt;dasilva&gt; perai tatirp: o que fechamos?</text:p>
      <text:p text:style-name="Standard">[20:48] &lt;@efeefe&gt; maira: acho que tem que ir mais a fundo</text:p>
      <text:p text:style-name="Standard">[20:48] &lt;maira&gt; como?</text:p>
      <text:p text:style-name="Standard">[20:48] &lt;tatirp&gt; fechamos nada!</text:p>
      <text:p text:style-name="Standard">[20:48] &lt;tatirp&gt; abrimos muito!</text:p>
      <text:p text:style-name="Standard">[20:48] &lt;@efeefe&gt; o texto tem que ter pegada</text:p>
      <text:p text:style-name="Standard">[20:48] &lt;@efeefe&gt; isso</text:p>
      <text:p text:style-name="Standard">[20:48] &lt;@efeefe&gt; chega de fechar!</text:p>
      <text:p text:style-name="Standard">[20:48] &lt;@efeefe&gt; hehe</text:p>
      <text:p text:style-name="Standard">[20:48] &lt;dasilva&gt; tatirp: e tu jah ta correndo do campo aberto?</text:p>
      <text:p text:style-name="Standard">[20:48] &lt;dasilva&gt; ok, centrando</text:p>
      <text:p text:style-name="Standard">[20:48] &lt;tatirp&gt; toh correndo nao - momento "fofo"</text:p>
      <text:p text:style-name="Standard">[20:49] &lt;maira&gt; quem corre sou eu</text:p>
      <text:p text:style-name="Standard">[20:49] &lt;maira&gt; as 6.am</text:p>
      <text:p text:style-name="Standard">[20:49] &lt;maira&gt; mas voltando</text:p>
      <text:p text:style-name="Standard">[20:49] &lt;dasilva&gt; o que fica decidido daqui?</text:p>
      <text:p text:style-name="Standard">[20:49] &lt;maira&gt; efe, o que eh "a pegada"?</text:p>
      <text:p text:style-name="Standard">[20:49] &lt;tatirp&gt; fica decidido q tem coisa pra caramba por fazer</text:p>
      <text:p text:style-name="Standard">[20:49] &lt;tatirp&gt; e o edital tem que ter texto "bacana"</text:p>
      <text:p text:style-name="Standard">[20:49] &lt;dasilva&gt; 1. Para tudo pra trabalhar no Midia Livre</text:p>
      <text:p text:style-name="Standard">[20:49] &lt;maira&gt; sim, tati eu sei</text:p>
      <text:p text:style-name="Standard">[20:49] &lt;dasilva&gt; eh isso?</text:p>
      <text:p text:style-name="Standard">[20:49] &lt;@efeefe&gt; maira: nao sei explicar</text:p>
      <text:p text:style-name="Standard">[20:50] &lt;@efeefe&gt; dasilva: isso sim</text:p>
      <text:p text:style-name="Standard">[20:50] &lt;tatirp&gt; maira: pegada eh pegada. vc vai saber na hora h</text:p>
      <text:p text:style-name="Standard">[20:50] &lt;dasilva&gt; 2. Depois de submeter o midia livre voltamos a conversar</text:p>
      <text:p text:style-name="Standard">[20:50] &lt;maira&gt; efeefe: tem algum efoque que vc quer que seja ressaltado?</text:p>
      <text:p text:style-name="Standard">[20:50] &lt;maira&gt; tatirp: hahaha</text:p>
      <text:p text:style-name="Standard">[20:50] &lt;@efeefe&gt; maira: o enfoque vencedor!</text:p>
      <text:p text:style-name="Standard">[20:51] &lt;tatirp&gt; aeeeeeee efe!</text:p>
      <text:p text:style-name="Standard">[20:51] &lt;dasilva&gt; huahuahua</text:p>
      <text:p text:style-name="Standard">[20:51] &lt;maira&gt; efeefe: ah, claro. esse tera "a pegada"</text:p>
      <text:p text:style-name="Standard">[20:51] &lt;tatirp&gt; gosto assim</text:p>
      <text:p text:style-name="Standard">[20:51] &lt;maira&gt; efe, tava achando que a pegada era algo mais objetivo :), entendeu?</text:p>
      <text:p text:style-name="Standard">[20:51] &lt;dasilva&gt; ffmpeg</text:p>
      <text:p text:style-name="Standard">[20:51] &lt;maira&gt; algo que vc tinha em mente, sei lah</text:p>
      <text:p text:style-name="Standard">[20:51] &lt;@efeefe&gt; eh isso</text:p>
      <text:p text:style-name="Standard">[20:51] &lt;maira&gt; hahaha</text:p>
      <text:p text:style-name="Standard">[20:51] &lt;@efeefe&gt; eh isso que eu tenho em mente</text:p>
      <text:p text:style-name="Standard">[20:51] &lt;maira&gt; hahahaha</text:p>
      <text:p text:style-name="Standard">[20:52] &lt;@efeefe&gt; entao, como tu vai organizar isso?</text:p>
      <text:p text:style-name="Standard">[20:52] &lt;maira&gt; ahaha</text:p>
      <text:p text:style-name="Standard">[20:52] &lt;marcbraz&gt; objetivos, o que e' isso??</text:p>
      <text:p text:style-name="Standard"><text:soft-page-break/>[20:52] &lt;@efeefe&gt; copiar o form num gdoc eh um bom comeco</text:p>
      <text:p text:style-name="Standard">[20:52] &lt;maira&gt; uhnn nao sei</text:p>
      <text:p text:style-name="Standard">[20:52] &lt;maira&gt; objetivos?</text:p>
      <text:p text:style-name="Standard">[20:52] &lt;@efeefe&gt; maira: gdoc</text:p>
      <text:p text:style-name="Standard">[20:52] &lt;maira&gt; conseguir pessoas para desenrolar aqueles objetivos pretendidos</text:p>
      <text:p text:style-name="Standard">[20:52] &lt;marcbraz&gt; Maira, relax</text:p>
      <text:p text:style-name="Standard">[20:53] &lt;maira&gt; que eu escrevi no wiki</text:p>
      <text:p text:style-name="Standard">[20:53] &lt;maira&gt; sim</text:p>
      <text:p text:style-name="Standard">[20:53] &lt;dasilva&gt; partir do que tati e felipe ralaram no ano passado eh um bom comeco?</text:p>
      <text:p text:style-name="Standard">[20:53] &lt;maira&gt; obvio, um gdoc</text:p>
      <text:p text:style-name="Standard">[20:53] &lt;maira&gt; gente</text:p>
      <text:p text:style-name="Standard">[20:53] &lt;@efeefe&gt; joga lah e vai colando as coisas. uma hora a liga aparece.</text:p>
      <text:p text:style-name="Standard">[20:53] &lt;tatirp&gt; dasilva: nao. aqueles textos do ano passado jah deram o que tinham q dar</text:p>
      <text:p text:style-name="Standard">[20:53] &lt;dasilva&gt; tatirp: bzl!</text:p>
      <text:p text:style-name="Standard">[20:53] &lt;maira&gt; entao, mas como eu vou saber co mo eu vou fazer uma coisa que eu nem comecei?</text:p>
      <text:p text:style-name="Standard">[20:53] &lt;maira&gt; eu pretendo fazer o obvio</text:p>
      <text:p text:style-name="Standard">[20:53] &lt;@efeefe&gt; dasilva: concordo com a tatirp. chega daqulo.</text:p>
      <text:p text:style-name="Standard">[20:54] &lt;tatirp&gt; maira: vamos com calma. dorme primeiro</text:p>
      <text:p text:style-name="Standard">[20:54] &lt;@efeefe&gt; maira: entao, nao perguntei como vai fazer. perguntei como vai comecar.</text:p>
      <text:p text:style-name="Standard">[20:54] &lt;@efeefe&gt; ;)</text:p>
      <text:p text:style-name="Standard">[20:54] &lt;@efeefe&gt; hehe, isso.</text:p>
      <text:p text:style-name="Standard">[20:54] &lt;maira&gt; escrever dentro do edital as coisas que eu coloquei como as que eu achava legal de fazer no wiki</text:p>
      <text:p text:style-name="Standard">[20:54] &lt;maira&gt; e desenvolver melhor as coisas</text:p>
      <text:p text:style-name="Standard">[20:54] &lt;maira&gt; focando em grupos interdependentes e colaborativos dentro do mutirao</text:p>
      <text:p text:style-name="Standard">[20:55] &lt;maira&gt; efeefe: lendo o edital mais uma vez</text:p>
      <text:p text:style-name="Standard">[20:55] &lt;dasilva&gt; Pronto jah comecou, agora parte pro Gdoc!</text:p>
      <text:p text:style-name="Standard">[20:55] &lt;maira&gt; fazendo gdoc</text:p>
      <text:p text:style-name="Standard">[20:55] &lt;maira&gt; copilando ideias</text:p>
      <text:p text:style-name="Standard">[20:55] &lt;maira&gt; editando</text:p>
      <text:p text:style-name="Standard">[20:55] &lt;maira&gt; costurando</text:p>
      <text:p text:style-name="Standard">[20:55] &lt;maira&gt; compartilhando, vem antes de copilando ideias</text:p>
      <text:p text:style-name="Standard">[20:55] &lt;tatirp&gt; dormindo, comendo e respirando nos intervalos</text:p>
      <text:p text:style-name="Standard">[20:55] &lt;@efeefe&gt; e dormir?</text:p>
      <text:p text:style-name="Standard">[20:55] &lt;@efeefe&gt; ;)</text:p>
      <text:p text:style-name="Standard">[20:55] &lt;dasilva&gt; maira: e vivendo, dormindo e sorrindo. Sempre!</text:p>
      <text:p text:style-name="Standard">[20:55] &lt;maira&gt; e conversando com as pessoas</text:p>
      <text:p text:style-name="Standard">[20:56] &lt;dasilva&gt; maira: bota um robo pra conversar por vc!</text:p>
      <text:p text:style-name="Standard">[20:56] &lt;maira&gt; eu nao:P</text:p>
      <text:p text:style-name="Standard">[20:57] &lt;marcbraz&gt; hhuum, barriga ta' roncando... vou comer. Com um olho aqui e outro no peixe</text:p>
      <text:p text:style-name="Standard">[20:57] &lt;maira&gt; as vezes eu sinto que nao fiz nada</text:p>
      <text:p text:style-name="Standard">[20:57] &lt;maira&gt; sei lah</text:p>
      <text:p text:style-name="Standard">[20:57] &lt;@efeefe&gt; ahhhhhhhhhhhhhhhhhhhh</text:p>
      <text:p text:style-name="Standard">[20:57] &lt;maira&gt; to falando serio</text:p>
      <text:p text:style-name="Standard">[20:57] &lt;maira&gt; eh meio que o lance que a tatirp disse</text:p>
      <text:p text:style-name="Standard">[20:57] &lt;@efeefe&gt; tenta olhar no <text:a xlink:type="simple" xlink:href="http://mutirao.metareciclagem.org/" office:target-frame-name="new" xlink:show="replace">http://mutirao.metareciclagem.org</text:a></text:p>
      <text:p text:style-name="Standard">[20:57] &lt;maira&gt; de baixar expectativa</text:p>
      <text:p text:style-name="Standard">[20:57] &lt;tatirp&gt; maira, querida, nao adiantou nada o q a gente disse?</text:p>
      <text:p text:style-name="Standard">[20:58] &lt;maira&gt; adiantou tati</text:p>
      <text:p text:style-name="Standard">[20:58] &lt;maira&gt; arrancou uma risada minha aqui</text:p>
      <text:p text:style-name="Standard">[20:58] &lt;maira&gt; :P</text:p>
      <text:p text:style-name="Standard">[20:58] &lt;tatirp&gt; escuta a gente, se escuta q vc vai ver um monte de coisa aparecer, como mágica ;)</text:p>
      <text:p text:style-name="Standard"><text:soft-page-break/>[20:58] &lt;maira&gt; vitorioamaro</text:p>
      <text:p text:style-name="Standard">[20:58] &lt;dasilva&gt; tatirp: bacana, lembrou Dp.</text:p>
      <text:p text:style-name="Standard">[20:59] &lt;tatirp&gt; (momento fofo-lúdico)</text:p>
      <text:p text:style-name="Standard">[20:59] &lt;dasilva&gt; :)</text:p>
      <text:p text:style-name="Standard">[20:59] &lt;@efeefe&gt; maira: tu precisa de ferias mesmo</text:p>
      <text:p text:style-name="Standard">[20:59] &lt;@efeefe&gt; tu fez bastante</text:p>
      <text:p text:style-name="Standard">[20:59] &lt;@efeefe&gt; eu to gostando muito</text:p>
      <text:p text:style-name="Standard">[21:00] &lt;@efeefe&gt; e nao to sozinho nisso</text:p>
      <text:p text:style-name="Standard">[21:00] &lt;tatirp&gt; &lt;o/</text:p>
      <text:p text:style-name="Standard">[21:00] == efeefe changed the topic of #metareciclagem to: mutirooooon!!!</text:p>
      <text:p text:style-name="Standard">[21:00] &lt;marcbraz&gt; e' real, ontem fiquei surpreso com aquela mesa de comida no metaprojeto... e ainda perguntei quem fez, tsctsct</text:p>
      <text:p text:style-name="Standard">[21:01] &lt;maira&gt; ahahahha</text:p>
      <text:p text:style-name="Standard">[21:01] &lt;maira&gt; e a scur falando</text:p>
      <text:p text:style-name="Standard">[21:01] &lt;dasilva&gt; marcbraz: po, tem que resolver esse lance de comida virtualmente</text:p>
      <text:p text:style-name="Standard">[21:01] &lt;maira&gt; que a da semana passada tava ruim, que nessa semana tinha melhorado</text:p>
      <text:p text:style-name="Standard">[21:01] &lt;maira&gt; hahaha</text:p>
      <text:p text:style-name="Standard">[21:01] &lt;@efeefe&gt; hehe</text:p>
      <text:p text:style-name="Standard">[21:01] &lt;maira&gt; efeefe: brigada :)</text:p>
      <text:p text:style-name="Standard">[21:02] &lt;@efeefe&gt; maira: tudo vai ficar bem. deixa rolar. se nao der pra entregar alguma coisa, nao deu pra entregar.</text:p>
      <text:p text:style-name="Standard">[21:02] &lt;marcbraz&gt; comida nunca sera' virtual !!</text:p>
      <text:p text:style-name="Standard">[21:02] &lt;marcbraz&gt; haha</text:p>
      <text:p text:style-name="Standard">[21:02] &lt;@efeefe&gt; teus ombros sao fortes, mas nao precisam carregar tudo isso nao.</text:p>
      <text:p text:style-name="Standard">[21:02] &lt;@efeefe&gt; marcbraz: o MIT tah estudando sintese de comida</text:p>
      <text:p text:style-name="Standard">[21:02] &lt;@efeefe&gt; "impressoras de comida"</text:p>
      <text:p text:style-name="Standard">[21:02] &lt;@efeefe&gt; nunca diga nunca</text:p>
      <text:p text:style-name="Standard">[21:02] &lt;marcbraz&gt; efe: bolo??</text:p>
      <text:p text:style-name="Standard">[21:02] &lt;tatirp&gt; hm... bom isso do mit</text:p>
      <text:p text:style-name="Standard">[21:02] &lt;dasilva&gt; efeefe, marcbraz: eh, jah vi isso por lah</text:p>
      <text:p text:style-name="Standard">[21:02] &lt;@efeefe&gt; sintese eh sintese</text:p>
      <text:p text:style-name="Standard">[21:03] &lt;@efeefe&gt; galera, nove horas</text:p>
      <text:p text:style-name="Standard">[21:03] &lt;@efeefe&gt; chega?</text:p>
      <text:p text:style-name="Standard">[21:03] &lt;dasilva&gt; tah no tempo</text:p>
      <text:p text:style-name="Standard">[21:03] &lt;tatirp&gt; em brasilia, nove horas</text:p>
      <text:p text:style-name="Standard">[21:03] &lt;dasilva&gt; como ficamos?</text:p>
      <text:p text:style-name="Standard">[21:03] &lt;tatirp&gt; ficamos bem</text:p>
      <text:p text:style-name="Standard">[21:03] &lt;dasilva&gt; dah as honras aih tatirp?</text:p>
      <text:p text:style-name="Standard">[21:03] &lt;marcbraz&gt; enquanto eu como, voces falam ...haha. Que impressora?</text:p>
      <text:p text:style-name="Standard">[21:04] &lt;tatirp&gt; (momento ludico 2)</text:p>
      <text:p text:style-name="Standard">[21:04] &lt;BAILUX_&gt; hei bando....estou com a familia por aqui......deixo um abs e muito afeotos a tods dpois leio o log</text:p>
      <text:p text:style-name="Standard">[21:04] &lt;marcbraz&gt; aaabrazzzz</text:p>
      <text:p text:style-name="Standard">[21:04] &lt;maira&gt; bailux</text:p>
      <text:p text:style-name="Standard">[21:04] &lt;@efeefe&gt; abraco do bando!</text:p>
      <text:p text:style-name="Standard">[21:04] &lt;maira&gt; beleza</text:p>
      <text:p text:style-name="Standard">[21:04] &lt;BAILUX_&gt; ta bonito este encontro hein</text:p>
      <text:p text:style-name="Standard">[21:04] &lt;dasilva&gt; abraco no bando</text:p>
      <text:p text:style-name="Standard">[21:04] &lt;tatirp&gt; abs no bando</text:p>
      <text:p text:style-name="Standard">[21:04] &lt;maira&gt; vou pra galapagos entao</text:p>
      <text:p text:style-name="Standard">[21:04] &lt;BAILUX_&gt; na sintonia por aqui</text:p>
      <text:p text:style-name="Standard">[21:04] &lt;maira&gt; volto daqui 10 dias</text:p>
      <text:p text:style-name="Standard"><text:soft-page-break/>[21:04] &lt;BAILUX_&gt; construindo utopias do possivél</text:p>
      <text:p text:style-name="Standard">[21:04] &lt;dasilva&gt; uhuuuuuuuuuu</text:p>
      <text:p text:style-name="Standard">[21:05] &lt;BAILUX_&gt; uuuuuuuuuuuuuuuu</text:p>
      <text:p text:style-name="Standard">[21:05] &lt;tatirp&gt; (momendo piada)</text:p>
      <text:p text:style-name="Standard">[21:05] &lt;maira&gt; tatirp: ta bom 3 dias</text:p>
      <text:p text:style-name="Standard">[21:05] &lt;@efeefe&gt; galapagos tah com tsunami</text:p>
      <text:p text:style-name="Standard">[21:05] &lt;BAILUX_&gt; (-;</text:p>
      <text:p text:style-name="Standard">[21:05] &lt;@efeefe&gt; maira: desaparece!</text:p>
      <text:p text:style-name="Standard">[21:05] &lt;dasilva&gt; oh, na boa</text:p>
      <text:p text:style-name="Standard">[21:05] &lt;marcbraz&gt; brinque!!</text:p>
      <text:p text:style-name="Standard">[21:05] &lt;dasilva&gt; bacana poder chegar por aqui hoje</text:p>
      <text:p text:style-name="Standard">[21:05] &lt;dasilva&gt; muito bom sentir a presenca de tatirp denovo</text:p>
      <text:p text:style-name="Standard">[21:06] &lt;dasilva&gt; saudades de todos</text:p>
      <text:p text:style-name="Standard">[21:06] &lt;maira&gt; uhu</text:p>
      <text:p text:style-name="Standard">[21:06] &lt;dasilva&gt; vamo tocando pra frente</text:p>
      <text:p text:style-name="Standard">[21:06] &lt;tatirp&gt; toh aqui sempre...</text:p>
      <text:p text:style-name="Standard">[21:06] &lt;dasilva&gt; maira: da Web, sua presenca ta superdimensionada</text:p>
      <text:p text:style-name="Standard">[21:06] &lt;maira&gt; efeefe: beleza</text:p>
      <text:p text:style-name="Standard">[21:06] &lt;dasilva&gt; dah pra descansar um tempo</text:p>
      <text:p text:style-name="Standard">[21:06] &lt;BAILUX_&gt; vamos nos ver todos no #sub?</text:p>
      <text:p text:style-name="Standard">[21:06] &lt;maira&gt; dasilva: explique</text:p>
      <text:p text:style-name="Standard">[21:06] &lt;dasilva&gt; e relaxar produzindo</text:p>
      <text:p text:style-name="Standard">[21:06] &lt;maira&gt; ahaha</text:p>
      <text:p text:style-name="Standard">[21:06] &lt;@efeefe&gt; BAILUX_: espero que sim!</text:p>
      <text:p text:style-name="Standard">[21:07] &lt;dasilva&gt; maira: te explico quando tu voltar a falar comigo por e-mail e gtalk, hehe</text:p>
      <text:p text:style-name="Standard">[21:07] &lt;dasilva&gt; fechando!</text:p>
      <text:p text:style-name="Standard">[21:07] &lt;dasilva&gt; Quem grava o log?</text:p>
      <text:p text:style-name="Standard">[21:07] &lt;@efeefe&gt; eu gravei. amanha eu mando no site.</text:p>
      <text:p text:style-name="Standard">[21:07] &lt;maira&gt; dasilva: beleuza</text:p>
      <text:p text:style-name="Standard">[21:07] &lt;dasilva&gt; gravar eh um lance meio velho, neh nao?</text:p>
      <text:p text:style-name="Standard">[21:08] &lt;@efeefe&gt; hehehe</text:p>
      <text:p text:style-name="Horizontal_20_Line"/>
      <text:p text:style-name="P1">[21:08] &lt;dasilva&gt; okeis</text:p>
      <text:p text:style-name="P1">[21:08] &lt;dasilva&gt; inteh povo</text:p>
      <text:p text:style-name="P1">[21:08] &lt;@efeefe&gt; certo, galera. to saindo!</text:p>
      <text:p text:style-name="P1">[21:08] == efeefe [~efeefe@200-207-145-207.dsl.telesp.net.br] has left #metareciclagem ["Fui."]</text:p>
      <text:p text:style-name="P1">[21:08] &lt;BAILUX_&gt; abs em todos see you</text:p>
      <text:p text:style-name="P1">[21:08] &lt;BAILUX_&gt; fuiiiiiiiiii</text:p>
      <text:p text:style-name="P1">[21:08] &lt;BAILUX_&gt; (-:</text:p>
      <text:p text:style-name="P1">[21:08] == BAILUX_ [~regis@189.105.88.211] has quit [Quit: Ex-Chat]</text:p>
      <text:p text:style-name="P1">[21:09] &lt;maira&gt; eu salvo</text:p>
      <text:p text:style-name="Standard">[21:09] &lt;maira&gt; e anexo no wiki</text:p>
      <text:p text:style-name="Standard">[21:09] &lt;tatirp&gt; fomos!</text:p>
      <text:p text:style-name="Standard">[21:09] &lt;tatirp&gt; bj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3T21:08:59.92</meta:creation-date>
    <meta:document-statistic meta:table-count="0" meta:image-count="0" meta:object-count="0" meta:page-count="17" meta:paragraph-count="834" meta:word-count="6339" meta:character-count="40195"/>
    <dc:date>2010-03-23T21:10:49.46</dc:date>
    <meta:editing-duration>PT00H02M05S</meta:editing-duration>
    <meta:editing-cycles>1</meta:editing-cycles>
    <meta:generator>BrOffice.org/3.1$Win32 OpenOffice.org_project/310m19$Build-9420</meta:generator>
  </office:meta>
</office:document-meta>
</file>